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1699cd" officeooo:paragraph-rsid="001699cd" style:font-weight-asian="bold" style:font-weight-complex="bold"/>
    </style:style>
    <style:style style:name="P2" style:family="paragraph" style:parent-style-name="Standard">
      <style:paragraph-properties fo:text-align="start" style:justify-single-word="false"/>
      <style:text-properties fo:font-weight="bold" officeooo:rsid="001699cd" officeooo:paragraph-rsid="001699cd" style:font-weight-asian="bold" style:font-weight-complex="bold"/>
    </style:style>
    <style:style style:name="P3" style:family="paragraph" style:parent-style-name="Standard">
      <style:paragraph-properties fo:text-align="start" style:justify-single-word="false"/>
      <style:text-properties fo:font-weight="normal" officeooo:rsid="001699cd" officeooo:paragraph-rsid="001699cd" style:font-weight-asian="normal" style:font-weight-complex="normal"/>
    </style:style>
    <style:style style:name="P4" style:family="paragraph" style:parent-style-name="Standard">
      <style:paragraph-properties fo:text-align="start" style:justify-single-word="false"/>
      <style:text-properties fo:font-style="normal" fo:font-weight="bold" officeooo:rsid="001699cd" officeooo:paragraph-rsid="001699cd"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normal" fo:font-weight="bold" officeooo:rsid="00178ae1" officeooo:paragraph-rsid="00178ae1" style:font-style-asian="normal" style:font-weight-asian="bold" style:font-style-complex="normal" style:font-weight-complex="bold"/>
    </style:style>
    <style:style style:name="P6" style:family="paragraph" style:parent-style-name="Text_20_body">
      <style:paragraph-properties fo:text-align="start" style:justify-single-word="false"/>
      <style:text-properties fo:font-style="normal" fo:font-weight="bold" officeooo:rsid="00178ae1" officeooo:paragraph-rsid="00178ae1"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bold" officeooo:rsid="0018b2c7" officeooo:paragraph-rsid="0018b2c7"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fo:font-weight="normal" officeooo:rsid="001699cd" officeooo:paragraph-rsid="001699cd"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fo:font-weight="normal" officeooo:rsid="00178ae1" officeooo:paragraph-rsid="00178ae1"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Standard">
      <style:paragraph-properties fo:text-align="start" style:justify-single-word="false"/>
      <style:text-properties fo:font-style="italic" fo:font-weight="normal" officeooo:rsid="00178ae1" officeooo:paragraph-rsid="00178ae1" style:font-style-asian="italic" style:font-weight-asian="normal" style:font-style-complex="italic" style:font-weight-complex="normal"/>
    </style:style>
    <style:style style:name="P12" style:family="paragraph" style:parent-style-name="Text_20_body">
      <style:paragraph-properties fo:text-align="start" style:justify-single-word="false"/>
      <style:text-properties fo:font-style="italic" fo:font-weight="normal" officeooo:rsid="001699cd" officeooo:paragraph-rsid="001699cd" style:font-style-asian="italic" style:font-weight-asian="normal" style:font-style-complex="italic" style:font-weight-complex="normal"/>
    </style:style>
    <style:style style:name="P13" style:family="paragraph" style:parent-style-name="Text_20_body">
      <style:text-properties fo:font-style="italic" style:font-style-asian="italic" style:font-style-complex="italic"/>
    </style:style>
    <style:style style:name="P14" style:family="paragraph" style:parent-style-name="Standard">
      <style:paragraph-properties fo:text-align="start" style:justify-single-word="false"/>
      <style:text-properties officeooo:paragraph-rsid="0018b2c7"/>
    </style:style>
    <style:style style:name="P15" style:family="paragraph" style:parent-style-name="Preformatted_20_Text">
      <style:paragraph-properties fo:margin-top="0in" fo:margin-bottom="0.1965in" style:contextual-spacing="false"/>
    </style:style>
    <style:style style:name="P16" style:family="paragraph" style:parent-style-name="Standard">
      <style:paragraph-properties fo:text-align="start" style:justify-single-word="false"/>
      <style:text-properties fo:font-style="italic" fo:font-weight="normal" officeooo:rsid="00178ae1" officeooo:paragraph-rsid="00178ae1"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italic" fo:font-weight="normal" officeooo:rsid="0018b2c7" officeooo:paragraph-rsid="00178ae1"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font-style="italic" fo:font-weight="normal" officeooo:rsid="0019c3a1" officeooo:paragraph-rsid="0019c3a1"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tyle="normal" fo:font-weight="bold" officeooo:rsid="0018b2c7" officeooo:paragraph-rsid="0018b2c7"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fo:font-weight="bold" officeooo:rsid="0019c3a1" officeooo:paragraph-rsid="0019c3a1"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fo:font-weight="bold" officeooo:rsid="001ada05" officeooo:paragraph-rsid="001ada05"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fo:font-style="normal" fo:font-weight="normal" officeooo:rsid="0019c3a1" officeooo:paragraph-rsid="0019c3a1" style:font-style-asian="normal" style:font-weight-asian="normal" style:font-style-complex="normal" style:font-weight-complex="normal"/>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Text_20_body" style:list-style-name="L46"/>
    <style:style style:name="P69" style:family="paragraph" style:parent-style-name="Text_20_body" style:list-style-name="L47"/>
    <style:style style:name="P70" style:family="paragraph" style:parent-style-name="Text_20_body" style:list-style-name="L48"/>
    <style:style style:name="P71" style:family="paragraph" style:parent-style-name="Text_20_body" style:list-style-name="L49"/>
    <style:style style:name="P72" style:family="paragraph" style:parent-style-name="Text_20_body" style:list-style-name="L50"/>
    <style:style style:name="P73" style:family="paragraph" style:parent-style-name="Text_20_body" style:list-style-name="L51"/>
    <style:style style:name="P74" style:family="paragraph" style:parent-style-name="Text_20_body" style:list-style-name="L52"/>
    <style:style style:name="P75" style:family="paragraph" style:parent-style-name="Text_20_body" style:list-style-name="L53"/>
    <style:style style:name="P76" style:family="paragraph" style:parent-style-name="Text_20_body" style:list-style-name="L54"/>
    <style:style style:name="P77" style:family="paragraph" style:parent-style-name="Text_20_body" style:list-style-name="L55"/>
    <style:style style:name="P78" style:family="paragraph" style:parent-style-name="Text_20_body" style:list-style-name="L56"/>
    <style:style style:name="P79" style:family="paragraph" style:parent-style-name="Text_20_body" style:list-style-name="L57"/>
    <style:style style:name="P80" style:family="paragraph" style:parent-style-name="Text_20_body" style:list-style-name="L58"/>
    <style:style style:name="P81" style:family="paragraph" style:parent-style-name="Text_20_body" style:list-style-name="L59"/>
    <style:style style:name="P82" style:family="paragraph" style:parent-style-name="Text_20_body" style:list-style-name="L60"/>
    <style:style style:name="P83" style:family="paragraph" style:parent-style-name="Text_20_body" style:list-style-name="L61"/>
    <style:style style:name="P84" style:family="paragraph" style:parent-style-name="Text_20_body" style:list-style-name="L62"/>
    <style:style style:name="P85" style:family="paragraph" style:parent-style-name="Text_20_body" style:list-style-name="L63"/>
    <style:style style:name="P86" style:family="paragraph" style:parent-style-name="Text_20_body" style:list-style-name="L64"/>
    <style:style style:name="P87" style:family="paragraph" style:parent-style-name="Text_20_body" style:list-style-name="L65"/>
    <style:style style:name="P88" style:family="paragraph" style:parent-style-name="Text_20_body" style:list-style-name="L66"/>
    <style:style style:name="P89" style:family="paragraph" style:parent-style-name="Text_20_body" style:list-style-name="L67"/>
    <style:style style:name="P90" style:family="paragraph" style:parent-style-name="Text_20_body" style:list-style-name="L68"/>
    <style:style style:name="P91" style:family="paragraph" style:parent-style-name="Text_20_body" style:list-style-name="L69"/>
    <style:style style:name="P92" style:family="paragraph" style:parent-style-name="Text_20_body" style:list-style-name="L70"/>
    <style:style style:name="P93" style:family="paragraph" style:parent-style-name="Text_20_body" style:list-style-name="L71"/>
    <style:style style:name="P94" style:family="paragraph" style:parent-style-name="Text_20_body" style:list-style-name="L72"/>
    <style:style style:name="P95" style:family="paragraph" style:parent-style-name="Text_20_body" style:list-style-name="L73"/>
    <style:style style:name="P96" style:family="paragraph" style:parent-style-name="Text_20_body" style:list-style-name="L74"/>
    <style:style style:name="P97" style:family="paragraph" style:parent-style-name="Text_20_body">
      <style:paragraph-properties fo:text-align="start" style:justify-single-word="false"/>
      <style:text-properties fo:font-style="normal" fo:font-weight="bold" officeooo:rsid="0018b2c7" officeooo:paragraph-rsid="0018b2c7" style:font-style-asian="normal" style:font-weight-asian="bold" style:font-style-complex="normal" style:font-weight-complex="bold"/>
    </style:style>
    <style:style style:name="P98" style:family="paragraph" style:parent-style-name="Text_20_body">
      <style:paragraph-properties fo:text-align="start" style:justify-single-word="false"/>
      <style:text-properties fo:font-style="normal" fo:font-weight="normal" officeooo:rsid="0019c3a1" officeooo:paragraph-rsid="0019c3a1" style:font-style-asian="normal" style:font-weight-asian="normal" style:font-style-complex="normal" style:font-weight-complex="normal"/>
    </style:style>
    <style:style style:name="P99" style:family="paragraph" style:parent-style-name="Text_20_body" style:list-style-name="L75"/>
    <style:style style:name="P100" style:family="paragraph" style:parent-style-name="Text_20_body" style:list-style-name="L76"/>
    <style:style style:name="P101" style:family="paragraph" style:parent-style-name="Text_20_body" style:list-style-name="L77"/>
    <style:style style:name="P102" style:family="paragraph" style:parent-style-name="Text_20_body" style:list-style-name="L78"/>
    <style:style style:name="P103" style:family="paragraph" style:parent-style-name="Text_20_body" style:list-style-name="L79"/>
    <style:style style:name="P104" style:family="paragraph" style:parent-style-name="Text_20_body" style:list-style-name="L80"/>
    <style:style style:name="P105" style:family="paragraph" style:parent-style-name="Text_20_body" style:list-style-name="L81"/>
    <style:style style:name="P106" style:family="paragraph" style:parent-style-name="Text_20_body" style:list-style-name="L82"/>
    <style:style style:name="P107" style:family="paragraph" style:parent-style-name="Text_20_body" style:list-style-name="L83"/>
    <style:style style:name="P108" style:family="paragraph" style:parent-style-name="Text_20_body" style:list-style-name="L84"/>
    <style:style style:name="P109" style:family="paragraph" style:parent-style-name="Text_20_body" style:list-style-name="L85"/>
    <style:style style:name="P110" style:family="paragraph" style:parent-style-name="Text_20_body" style:list-style-name="L86"/>
    <style:style style:name="P111" style:family="paragraph" style:parent-style-name="Text_20_body" style:list-style-name="L87"/>
    <style:style style:name="P112" style:family="paragraph" style:parent-style-name="Text_20_body" style:list-style-name="L88"/>
    <style:style style:name="P113" style:family="paragraph" style:parent-style-name="Text_20_body" style:list-style-name="L89"/>
    <style:style style:name="P114" style:family="paragraph" style:parent-style-name="Text_20_body" style:list-style-name="L90"/>
    <style:style style:name="P115" style:family="paragraph" style:parent-style-name="Text_20_body" style:list-style-name="L91"/>
    <style:style style:name="P116" style:family="paragraph" style:parent-style-name="Text_20_body" style:list-style-name="L92"/>
    <style:style style:name="P117" style:family="paragraph" style:parent-style-name="Text_20_body" style:list-style-name="L93"/>
    <style:style style:name="P118" style:family="paragraph" style:parent-style-name="Text_20_body" style:list-style-name="L94"/>
    <style:style style:name="P119" style:family="paragraph" style:parent-style-name="Text_20_body" style:list-style-name="L95"/>
    <style:style style:name="P120" style:family="paragraph" style:parent-style-name="Text_20_body" style:list-style-name="L96"/>
    <style:style style:name="P121" style:family="paragraph" style:parent-style-name="Text_20_body" style:list-style-name="L97"/>
    <style:style style:name="P122" style:family="paragraph" style:parent-style-name="Text_20_body" style:list-style-name="L98"/>
    <style:style style:name="P123" style:family="paragraph" style:parent-style-name="Text_20_body" style:list-style-name="L99"/>
    <style:style style:name="P124" style:family="paragraph" style:parent-style-name="Text_20_body" style:list-style-name="L100"/>
    <style:style style:name="P125" style:family="paragraph" style:parent-style-name="Text_20_body" style:list-style-name="L101"/>
    <style:style style:name="P126" style:family="paragraph" style:parent-style-name="Text_20_body" style:list-style-name="L102"/>
    <style:style style:name="P127" style:family="paragraph" style:parent-style-name="Text_20_body" style:list-style-name="L103"/>
    <style:style style:name="P128" style:family="paragraph" style:parent-style-name="Text_20_body" style:list-style-name="L104"/>
    <style:style style:name="P129" style:family="paragraph" style:parent-style-name="Text_20_body" style:list-style-name="L105"/>
    <style:style style:name="P130" style:family="paragraph" style:parent-style-name="Text_20_body" style:list-style-name="L106"/>
    <style:style style:name="P131" style:family="paragraph" style:parent-style-name="Text_20_body" style:list-style-name="L107"/>
    <style:style style:name="P132" style:family="paragraph" style:parent-style-name="Text_20_body" style:list-style-name="L108"/>
    <style:style style:name="P133" style:family="paragraph" style:parent-style-name="Text_20_body" style:list-style-name="L109"/>
    <style:style style:name="P134" style:family="paragraph" style:parent-style-name="Text_20_body" style:list-style-name="L110"/>
    <style:style style:name="P135" style:family="paragraph" style:parent-style-name="Text_20_body" style:list-style-name="L111"/>
    <style:style style:name="P136" style:family="paragraph" style:parent-style-name="Text_20_body" style:list-style-name="L112"/>
    <style:style style:name="P137" style:family="paragraph" style:parent-style-name="Text_20_body" style:list-style-name="L113"/>
    <style:style style:name="P138" style:family="paragraph" style:parent-style-name="Text_20_body" style:list-style-name="L114"/>
    <style:style style:name="P139" style:family="paragraph" style:parent-style-name="Text_20_body" style:list-style-name="L115"/>
    <style:style style:name="P140" style:family="paragraph" style:parent-style-name="Text_20_body" style:list-style-name="L116"/>
    <style:style style:name="P141" style:family="paragraph" style:parent-style-name="Text_20_body" style:list-style-name="L117"/>
    <style:style style:name="P142" style:family="paragraph" style:parent-style-name="Text_20_body" style:list-style-name="L118"/>
    <style:style style:name="P143" style:family="paragraph" style:parent-style-name="Text_20_body" style:list-style-name="L119"/>
    <style:style style:name="P144" style:family="paragraph" style:parent-style-name="Text_20_body" style:list-style-name="L120"/>
    <style:style style:name="P145" style:family="paragraph" style:parent-style-name="Text_20_body" style:list-style-name="L121"/>
    <style:style style:name="P146" style:family="paragraph" style:parent-style-name="Text_20_body" style:list-style-name="L122"/>
    <style:style style:name="P147" style:family="paragraph" style:parent-style-name="Text_20_body" style:list-style-name="L123"/>
    <style:style style:name="P148" style:family="paragraph" style:parent-style-name="Text_20_body" style:list-style-name="L124"/>
    <style:style style:name="P149" style:family="paragraph" style:parent-style-name="Text_20_body" style:list-style-name="L125"/>
    <style:style style:name="P150" style:family="paragraph" style:parent-style-name="Text_20_body" style:list-style-name="L126"/>
    <style:style style:name="P151" style:family="paragraph" style:parent-style-name="Text_20_body" style:list-style-name="L127"/>
    <style:style style:name="P152" style:family="paragraph" style:parent-style-name="Text_20_body" style:list-style-name="L128"/>
    <style:style style:name="P153" style:family="paragraph" style:parent-style-name="Text_20_body" style:list-style-name="L129"/>
    <style:style style:name="P154" style:family="paragraph" style:parent-style-name="Text_20_body" style:list-style-name="L130"/>
    <style:style style:name="P155" style:family="paragraph" style:parent-style-name="Text_20_body" style:list-style-name="L131"/>
    <style:style style:name="P156" style:family="paragraph" style:parent-style-name="Text_20_body" style:list-style-name="L132"/>
    <style:style style:name="P157" style:family="paragraph" style:parent-style-name="Text_20_body" style:list-style-name="L133"/>
    <style:style style:name="P158" style:family="paragraph" style:parent-style-name="Text_20_body" style:list-style-name="L134"/>
    <style:style style:name="P159" style:family="paragraph" style:parent-style-name="Text_20_body" style:list-style-name="L135"/>
    <style:style style:name="P160" style:family="paragraph" style:parent-style-name="Text_20_body" style:list-style-name="L136"/>
    <style:style style:name="P161" style:family="paragraph" style:parent-style-name="Text_20_body" style:list-style-name="L137"/>
    <style:style style:name="P162" style:family="paragraph" style:parent-style-name="Text_20_body" style:list-style-name="L138"/>
    <style:style style:name="P163" style:family="paragraph" style:parent-style-name="Text_20_body" style:list-style-name="L139"/>
    <style:style style:name="P164" style:family="paragraph" style:parent-style-name="Text_20_body" style:list-style-name="L140"/>
    <style:style style:name="P165" style:family="paragraph" style:parent-style-name="Text_20_body" style:list-style-name="L141"/>
    <style:style style:name="P166" style:family="paragraph" style:parent-style-name="Text_20_body" style:list-style-name="L142"/>
    <style:style style:name="P167" style:family="paragraph" style:parent-style-name="Text_20_body" style:list-style-name="L143"/>
    <style:style style:name="P168" style:family="paragraph" style:parent-style-name="Text_20_body" style:list-style-name="L144"/>
    <style:style style:name="P169" style:family="paragraph" style:parent-style-name="Text_20_body" style:list-style-name="L145"/>
    <style:style style:name="P170" style:family="paragraph" style:parent-style-name="Text_20_body" style:list-style-name="L146"/>
    <style:style style:name="P171" style:family="paragraph" style:parent-style-name="Text_20_body" style:list-style-name="L147"/>
    <style:style style:name="P172" style:family="paragraph" style:parent-style-name="Text_20_body" style:list-style-name="L148"/>
    <style:style style:name="P173" style:family="paragraph" style:parent-style-name="Text_20_body" style:list-style-name="L149"/>
    <style:style style:name="P174" style:family="paragraph" style:parent-style-name="Text_20_body" style:list-style-name="L150"/>
    <style:style style:name="P175" style:family="paragraph" style:parent-style-name="Text_20_body" style:list-style-name="L151"/>
    <style:style style:name="P176" style:family="paragraph" style:parent-style-name="Text_20_body" style:list-style-name="L152"/>
    <style:style style:name="P177" style:family="paragraph" style:parent-style-name="Text_20_body" style:list-style-name="L153"/>
    <style:style style:name="P178" style:family="paragraph" style:parent-style-name="Text_20_body" style:list-style-name="L154"/>
    <style:style style:name="P179" style:family="paragraph" style:parent-style-name="Text_20_body" style:list-style-name="L155"/>
    <style:style style:name="P180" style:family="paragraph" style:parent-style-name="Text_20_body" style:list-style-name="L156"/>
    <style:style style:name="P181" style:family="paragraph" style:parent-style-name="Text_20_body" style:list-style-name="L157"/>
    <style:style style:name="P182" style:family="paragraph" style:parent-style-name="Text_20_body" style:list-style-name="L158"/>
    <style:style style:name="P183" style:family="paragraph" style:parent-style-name="Text_20_body" style:list-style-name="L159"/>
    <style:style style:name="P184" style:family="paragraph" style:parent-style-name="Text_20_body" style:list-style-name="L160"/>
    <style:style style:name="P185" style:family="paragraph" style:parent-style-name="Text_20_body" style:list-style-name="L161"/>
    <style:style style:name="P186" style:family="paragraph" style:parent-style-name="Text_20_body" style:list-style-name="L162"/>
    <style:style style:name="P187" style:family="paragraph" style:parent-style-name="Text_20_body" style:list-style-name="L163"/>
    <style:style style:name="P188" style:family="paragraph" style:parent-style-name="Text_20_body" style:list-style-name="L164"/>
    <style:style style:name="T1" style:family="text">
      <style:text-properties fo:font-weight="normal" style:font-weight-asian="normal" style:font-weight-complex="normal"/>
    </style:style>
    <style:style style:name="T2" style:family="text">
      <style:text-properties fo:font-style="italic" officeooo:rsid="0018b2c7"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officeooo:rsid="0018b2c7"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officeooo:rsid="0018b2c7" style:font-weight-asian="bold" style:font-weight-complex="bold"/>
    </style:style>
    <style:style style:name="T8" style:family="text">
      <style:text-properties officeooo:rsid="0018b2c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M ENTITIES</text:p>
      <text:p text:style-name="P3"/>
      <text:p text:style-name="P2">SWALI:<text:line-break/><text:span text:style-name="T3">okay.. tuendelee na entity lakin sjajua bado tukiingia au tukichora hizo entities faida ake kubwa ni nini kwenye deep discussion ya system </text:span></text:p>
      <text:p text:style-name="P2"><text:span text:style-name="T3"/></text:p>
      <text:p text:style-name="P4">JIBU:</text:p>
      <text:p text:style-name="P12"><text:span text:style-name="T4">hili swali linaonyesha umefika </text:span><text:span text:style-name="Strong_20_Emphasis"><text:span text:style-name="T4">kizingiti ambacho watu wengi hawavuki</text:span></text:span><text:span text:style-name="T4">:<text:line-break/>“kwa nini nichore entities kabla ya code, kabla ya UI, kabla ya NOT-CALM?”</text:span></text:p>
      <text:p text:style-name="P10">jibu si la kifalsafa tu, ni la vitendo kabisa.</text:p>
      <text:p text:style-name="Horizontal_20_Line"/>
      <text:h text:style-name="Heading_20_2" text:outline-level="2">jibu la msingi (kwa nini entities ni muhimu sana)</text:h>
      <text:p text:style-name="Text_20_body"><text:span text:style-name="Strong_20_Emphasis">entities ni mkataba wa akili kati yako na system.</text:span></text:p>
      <text:p text:style-name="Text_20_body">kila discussion ya kina:</text:p>
      <text:list text:style-name="L1">
        <text:list-item>
          <text:p text:style-name="P23">validation</text:p>
        </text:list-item>
        <text:list-item>
          <text:p text:style-name="P23">calm / not-calm</text:p>
        </text:list-item>
        <text:list-item>
          <text:p text:style-name="P23">finance visibility</text:p>
        </text:list-item>
        <text:list-item>
          <text:p text:style-name="P23">future automation</text:p>
        </text:list-item>
      </text:list>
      <text:p text:style-name="Text_20_body">ikiwa haina entity wazi, inageuka kuwa:</text:p>
      <text:list text:style-name="L2">
        <text:list-item>
          <text:p text:style-name="P24">maneno</text:p>
        </text:list-item>
        <text:list-item>
          <text:p text:style-name="P24">assumptions</text:p>
        </text:list-item>
        <text:list-item>
          <text:p text:style-name="P24">bugs za baadaye</text:p>
        </text:list-item>
      </text:list>
      <text:p text:style-name="Text_20_body">entities ndizo <text:span text:style-name="Emphasis">anchor</text:span> ya maamuzi yote.</text:p>
      <text:p text:style-name="Horizontal_20_Line"/>
      <text:h text:style-name="Heading_20_2" text:outline-level="2">faida kubwa 5 za kuchora entities mapema</text:h>
      <text:h text:style-name="Heading_20_3" text:outline-level="3">1. zinakulazimisha kuchagua ukweli mmoja</text:h>
      <text:p text:style-name="Text_20_body">mfano:</text:p>
      <text:p text:style-name="Quotations">“payment”</text:p>
      <text:p text:style-name="Text_20_body">bila entity:</text:p>
      <text:list text:style-name="L3">
        <text:list-item>
          <text:p text:style-name="P25">inaweza kuwa receipt</text:p>
        </text:list-item>
        <text:list-item>
          <text:p text:style-name="P25">inaweza kuwa amount</text:p>
        </text:list-item>
        <text:list-item>
          <text:p text:style-name="P25">inaweza kuwa approval</text:p>
        </text:list-item>
      </text:list>
      <text:p text:style-name="Text_20_body">ukichora entity:</text:p>
      <text:list text:style-name="L4">
        <text:list-item>
          <text:p text:style-name="P26"><text:soft-page-break/>unaamua <text:span text:style-name="Strong_20_Emphasis">payment ni nini hasa kwenye mfumo wako</text:span></text:p>
        </text:list-item>
      </text:list>
      <text:p text:style-name="Text_20_body">migogoro mingi ya system hutokea hapa.</text:p>
      <text:p text:style-name="Horizontal_20_Line"/>
      <text:h text:style-name="Heading_20_3" text:outline-level="3">2. zinazuia “logic leakage”</text:h>
      <text:p text:style-name="Text_20_body">logic leakage = rule zinaanza kuishi kila mahali.</text:p>
      <text:p text:style-name="Text_20_body">ukisema:</text:p>
      <text:list text:style-name="L5">
        <text:list-item>
          <text:p text:style-name="P27">“amount inayoruhusu exam”</text:p>
        </text:list-item>
      </text:list>
      <text:p text:style-name="Text_20_body">je:</text:p>
      <text:list text:style-name="L6">
        <text:list-item>
          <text:p text:style-name="P28">iko student?</text:p>
        </text:list-item>
        <text:list-item>
          <text:p text:style-name="P28">iko validation?</text:p>
        </text:list-item>
        <text:list-item>
          <text:p text:style-name="P28">iko finance?</text:p>
        </text:list-item>
      </text:list>
      <text:p text:style-name="Text_20_body">entity ya <text:span text:style-name="Strong_20_Emphasis">PreDetails / Policy</text:span> inazuia hili.<text:line-break/>rules zinaishi sehemu moja.</text:p>
      <text:p text:style-name="Horizontal_20_Line"/>
      <text:h text:style-name="Heading_20_3" text:outline-level="3">3. zinafanya CALM na NOT-CALM ziwe <text:span text:style-name="Emphasis">modes</text:span>, sio systems tofauti</text:h>
      <text:p text:style-name="Text_20_body">bila entities:</text:p>
      <text:list text:style-name="L7">
        <text:list-item>
          <text:p text:style-name="P29">utajenga system mbili</text:p>
        </text:list-item>
      </text:list>
      <text:p text:style-name="Text_20_body">na entities:</text:p>
      <text:list text:style-name="L8">
        <text:list-item>
          <text:p text:style-name="P30">unabadilisha <text:span text:style-name="Strong_20_Emphasis">context + constraints</text:span></text:p>
        </text:list-item>
        <text:list-item>
          <text:p text:style-name="P30">data inabaki ile ile</text:p>
        </text:list-item>
      </text:list>
      <text:p text:style-name="Text_20_body">hii ndiyo automation halisi.</text:p>
      <text:p text:style-name="Horizontal_20_Line"/>
      <text:h text:style-name="Heading_20_3" text:outline-level="3">4. zinakulinda dhidi ya kuharibu system ukiongeza features</text:h>
      <text:p text:style-name="Text_20_body">leo:</text:p>
      <text:list text:style-name="L9">
        <text:list-item>
          <text:p text:style-name="P31">manual validation</text:p>
        </text:list-item>
      </text:list>
      <text:p text:style-name="Text_20_body">kesho:</text:p>
      <text:list text:style-name="L10">
        <text:list-item>
          <text:p text:style-name="P32">OCR</text:p>
        </text:list-item>
        <text:list-item>
          <text:p text:style-name="P32">scoring</text:p>
        </text:list-item>
        <text:list-item>
          <text:p text:style-name="P32">dashboards</text:p>
        </text:list-item>
      </text:list>
      <text:p text:style-name="Text_20_body">kama entities ziko safi:</text:p>
      <text:list text:style-name="L11">
        <text:list-item>
          <text:p text:style-name="P33">unaongeza, hubomoi</text:p>
        </text:list-item>
      </text:list>
      <text:p text:style-name="Text_20_body"><text:soft-page-break/>kama haziko:</text:p>
      <text:list text:style-name="L12">
        <text:list-item>
          <text:p text:style-name="P34">kila feature ni rewrite.</text:p>
        </text:list-item>
      </text:list>
      <text:p text:style-name="Horizontal_20_Line"/>
      <text:h text:style-name="Heading_20_3" text:outline-level="3">5. zinakupa lugha ya kuzungumza na finance / tech</text:h>
      <text:p text:style-name="Text_20_body">badala ya:</text:p>
      <text:p text:style-name="Quotations">“system inafanya hivi…”</text:p>
      <text:p text:style-name="Text_20_body">unasema:</text:p>
      <text:p text:style-name="Quotations">“PaymentRecord ina ValidationResult yenye flags hizi…”</text:p>
      <text:p text:style-name="Text_20_body">hii ni tofauti ya:</text:p>
      <text:list text:style-name="L13">
        <text:list-item>
          <text:p text:style-name="P35">idea</text:p>
        </text:list-item>
        <text:list-item>
          <text:p text:style-name="P35">na architecture</text:p>
        </text:list-item>
      </text:list>
      <text:p text:style-name="Horizontal_20_Line"/>
      <text:h text:style-name="Heading_20_2" text:outline-level="2">muhimu sana: entities ≠ database tables</text:h>
      <text:p text:style-name="Text_20_body">usichanganye.</text:p>
      <text:p text:style-name="Text_20_body">entity ni:</text:p>
      <text:list text:style-name="L14">
        <text:list-item>
          <text:p text:style-name="P36">dhana</text:p>
        </text:list-item>
        <text:list-item>
          <text:p text:style-name="P36">mwenye mipaka</text:p>
        </text:list-item>
        <text:list-item>
          <text:p text:style-name="P36">mwenye wajibu mmoja</text:p>
        </text:list-item>
      </text:list>
      <text:p text:style-name="Text_20_body">inaweza:</text:p>
      <text:list text:style-name="L15">
        <text:list-item>
          <text:p text:style-name="P37">kuishi kwenye file</text:p>
        </text:list-item>
        <text:list-item>
          <text:p text:style-name="P37">kuishi kwenye memory</text:p>
        </text:list-item>
        <text:list-item>
          <text:p text:style-name="P37">kuishi kwenye DB</text:p>
        </text:list-item>
      </text:list>
      <text:p text:style-name="Text_20_body">lakini kwanza ni <text:span text:style-name="Strong_20_Emphasis">wazo safi</text:span>.</text:p>
      <text:p text:style-name="Horizontal_20_Line"/>
      <text:h text:style-name="Heading_20_2" text:outline-level="2">sasa, kwa mfumo wako, faida ya entities ni ipi hasa?</text:h>
      <text:p text:style-name="Text_20_body">kwa huu mfumo:</text:p>
      <text:list text:style-name="L16">
        <text:list-item>
          <text:p text:style-name="P38">una rules za fedha</text:p>
        </text:list-item>
        <text:list-item>
          <text:p text:style-name="P38">una psychology ya finance</text:p>
        </text:list-item>
        <text:list-item>
          <text:p text:style-name="P38">una pressure ya exam time</text:p>
        </text:list-item>
        <text:list-item>
          <text:p text:style-name="P38">una data chafu (receipts)</text:p>
        </text:list-item>
      </text:list>
      <text:p text:style-name="Text_20_body"><text:soft-page-break/>bila entities:</text:p>
      <text:list text:style-name="L17">
        <text:list-item>
          <text:p text:style-name="P39">kila discussion itarudia mwanzo</text:p>
        </text:list-item>
        <text:list-item>
          <text:p text:style-name="P39">NOT-CALM itakuwa fujo</text:p>
        </text:list-item>
      </text:list>
      <text:p text:style-name="Text_20_body">na entities:</text:p>
      <text:list text:style-name="L18">
        <text:list-item>
          <text:p text:style-name="P40">tunajua nini hakiguswi</text:p>
        </text:list-item>
        <text:list-item>
          <text:p text:style-name="P40">tunajua nini hubadilika</text:p>
        </text:list-item>
        <text:list-item>
          <text:p text:style-name="P40">tunajua nani ana mamlaka ya nini</text:p>
        </text:list-item>
      </text:list>
      <text:p text:style-name="Horizontal_20_Line"/>
      <text:h text:style-name="Heading_20_2" text:outline-level="2">mfano mdogo wa akili (hakuna diagram)</text:h>
      <text:p text:style-name="Text_20_body">ukisema:</text:p>
      <text:p text:style-name="Quotations">“student amelipa leo, system itafanya nini kesho?”</text:p>
      <text:p text:style-name="Text_20_body">jibu bila entities: ndefu, inachanganya.</text:p>
      <text:p text:style-name="Text_20_body">jibu na entities:</text:p>
      <text:list text:style-name="L19">
        <text:list-item>
          <text:p text:style-name="P41">Student → has PaymentRecord</text:p>
        </text:list-item>
        <text:list-item>
          <text:p text:style-name="P41">PaymentRecord → validated against PreDetails(version X)</text:p>
        </text:list-item>
        <text:list-item>
          <text:p text:style-name="P41">ValidationResult → flags</text:p>
        </text:list-item>
        <text:list-item>
          <text:p text:style-name="P41">VerificationEvent → optional</text:p>
        </text:list-item>
      </text:list>
      <text:p text:style-name="Text_20_body">maamuzi yanakuwa wazi.</text:p>
      <text:p text:style-name="Horizontal_20_Line"/>
      <text:h text:style-name="Heading_20_2" text:outline-level="2">mwisho (important insight)</text:h>
      <text:p text:style-name="Text_20_body"><text:span text:style-name="Strong_20_Emphasis">entities ni jinsi unavyofanya thinking yako iwe reusable.</text:span></text:p>
      <text:p text:style-name="Text_20_body">leo unaelewa system kwa kichwa.<text:line-break/>kesho mtu mwingine ataiendeleza.<text:line-break/>bila entities, anaivunja.</text:p>
      <text:p text:style-name="Horizontal_20_Line"/>
      <text:p text:style-name="Text_20_body">kwa hiyo faida kubwa ya kuanza entities sasa ni:</text:p>
      <text:p text:style-name="Quotations">hutujengi code,<text:line-break/>tunajenga <text:span text:style-name="Emphasis">lugha ya mfumo</text:span>.</text:p>
      <text:p text:style-name="Text_20_body">hatua inayofuata (ukiwa tayari):<text:line-break/>tuchore <text:span text:style-name="Strong_20_Emphasis">entity ya kwanza tu: Student</text:span>,<text:line-break/>si fields zake, bali:</text:p>
      <text:list text:style-name="L20">
        <text:list-item>
          <text:p text:style-name="P42">jukumu lake</text:p>
        </text:list-item>
        <text:list-item>
          <text:p text:style-name="P42"><text:soft-page-break/>mipaka yake</text:p>
        </text:list-item>
        <text:list-item>
          <text:p text:style-name="P42">nini <text:span text:style-name="Emphasis">haifanyi</text:span></text:p>
        </text:list-item>
      </text:list>
      <text:p text:style-name="Text_20_body">hapo discussion inakuwa ya kweli kabisa.</text:p>
      <text:p text:style-name="P8"/>
      <text:p text:style-name="P8"/>
      <text:p text:style-name="P5">SWALI:<text:line-break/><text:span text:style-name="T3">okay.. but pia nina kitu cha kuongezea. </text:span></text:p>
      <text:p text:style-name="P11">lakin tuendelee kwanza kuchora entities hizi then tukizimaliza hizi entities ntakuambia. nikikisema hiki kitu baadae au saiv haina utofauti au uvuruguano because adi sasa hatakama tukiongezea kitu ni rahis sana sisi kuweza kujua mahali pa kureplace hicho kitu. tuendelee na entities.</text:p>
      <text:p text:style-name="P11">please usiache kitu chochote cha muhimu na cha faida tulichokubaliana. </text:p>
      <text:p text:style-name="P5"><text:span text:style-name="T3"/></text:p>
      <text:p text:style-name="P5">JIBU:</text:p>
      <text:p text:style-name="P6"><text:span text:style-name="T1">poa. sasa tunafanya kazi ya </text:span><text:span text:style-name="Strong_20_Emphasis"><text:span text:style-name="T1">kuweka mifupa ya mfumo</text:span></text:span><text:span text:style-name="T1">, sio misuli bado. nitakuwa makini sana </text:span><text:span text:style-name="Strong_20_Emphasis"><text:span text:style-name="T1">nisiachie chochote tulichokubaliana</text:span></text:span><text:span text:style-name="T1">, na pia nitaweka wazi </text:span><text:span text:style-name="Emphasis"><text:span text:style-name="T1">mipaka</text:span></text:span><text:span text:style-name="T1"> ya kila entity — hiyo ndiyo siri.</text:span></text:p>
      <text:p text:style-name="Text_20_body">nitafanya hivi:</text:p>
      <text:list text:style-name="L21">
        <text:list-item>
          <text:p text:style-name="P43">tutachora entities <text:span text:style-name="Strong_20_Emphasis">kwa maneno</text:span></text:p>
        </text:list-item>
        <text:list-item>
          <text:p text:style-name="P43">hakuna DB, hakuna code</text:p>
        </text:list-item>
        <text:list-item>
          <text:p text:style-name="P43">kila entity:<text:line-break/><text:span text:style-name="Strong_20_Emphasis">lengo</text:span>, <text:span text:style-name="Strong_20_Emphasis">inalindwa dhidi ya nini</text:span>, <text:span text:style-name="Strong_20_Emphasis">haihusiki na nini</text:span></text:p>
        </text:list-item>
      </text:list>
      <text:p text:style-name="Text_20_body">tunaanza.</text:p>
      <text:p text:style-name="Horizontal_20_Line"/>
      <text:h text:style-name="Heading_20_2" text:outline-level="2">ENTITY 1: <text:span text:style-name="Strong_20_Emphasis">Student</text:span></text:h>
      <text:h text:style-name="Heading_20_3" text:outline-level="3">lengo lake</text:h>
      <text:p text:style-name="Text_20_body">Student ni <text:span text:style-name="Strong_20_Emphasis">chanzo cha taarifa</text:span>, sio chanzo cha ukweli wa fedha.</text:p>
      <text:p text:style-name="Text_20_body">anafanya:</text:p>
      <text:list text:style-name="L22">
        <text:list-item>
          <text:p text:style-name="P44">kuwasilisha taarifa zake</text:p>
        </text:list-item>
        <text:list-item>
          <text:p text:style-name="P44">kuwasilisha ushahidi (receipt)</text:p>
        </text:list-item>
        <text:list-item>
          <text:p text:style-name="P44">kuona feedback ya hali ya record yake</text:p>
        </text:list-item>
      </text:list>
      <text:h text:style-name="Heading_20_3" text:outline-level="3">anachomiliki</text:h>
      <text:list text:style-name="L23">
        <text:list-item>
          <text:p text:style-name="P45">profile yake ya kitambulisho (reg number, jina, program)</text:p>
        </text:list-item>
        <text:list-item>
          <text:p text:style-name="P45">submissions zake (records alizowasilisha)</text:p>
        </text:list-item>
      </text:list>
      <text:h text:style-name="Heading_20_3" text:outline-level="3">asichofanya (muhimu sana)</text:h>
      <text:list text:style-name="L24">
        <text:list-item>
          <text:p text:style-name="P46">haamui kama amelipia “kutosha”</text:p>
        </text:list-item>
        <text:list-item>
          <text:p text:style-name="P46">haamui kama yuko eligible</text:p>
        </text:list-item>
        <text:list-item>
          <text:p text:style-name="P46"><text:soft-page-break/>haibadilishi pre-details</text:p>
        </text:list-item>
        <text:list-item>
          <text:p text:style-name="P46">haijui flags za ndani</text:p>
        </text:list-item>
      </text:list>
      <text:p text:style-name="Text_20_body">Student ni <text:span text:style-name="Emphasis">actor</text:span>, sio <text:span text:style-name="Emphasis">arbiter</text:span>.</text:p>
      <text:p text:style-name="Horizontal_20_Line"/>
      <text:h text:style-name="Heading_20_2" text:outline-level="2">ENTITY 2: <text:span text:style-name="Strong_20_Emphasis">PaymentRecord</text:span></text:h>
      <text:p text:style-name="Text_20_body">hii ndiyo <text:span text:style-name="Strong_20_Emphasis">moyo wa mfumo</text:span>.</text:p>
      <text:h text:style-name="Heading_20_3" text:outline-level="3">lengo lake</text:h>
      <text:p text:style-name="Text_20_body">PaymentRecord ni <text:span text:style-name="Strong_20_Emphasis">kifurushi cha taarifa za malipo</text:span> kwa kipindi fulani.</text:p>
      <text:p text:style-name="Text_20_body">ina:</text:p>
      <text:list text:style-name="L25">
        <text:list-item>
          <text:p text:style-name="P47">data aliyoingiza student (amount, date, reference, channel)</text:p>
        </text:list-item>
        <text:list-item>
          <text:p text:style-name="P47">receipt file (image/pdf)</text:p>
        </text:list-item>
        <text:list-item>
          <text:p text:style-name="P47">kipindi husika (semester / academic period)</text:p>
        </text:list-item>
        <text:list-item>
          <text:p text:style-name="P47">timestamps</text:p>
        </text:list-item>
      </text:list>
      <text:h text:style-name="Heading_20_3" text:outline-level="3">muhimu sana</text:h>
      <text:p text:style-name="Text_20_body">PaymentRecord:</text:p>
      <text:list text:style-name="L26">
        <text:list-item>
          <text:p text:style-name="P48">haimaanishi “malipo ni halali”</text:p>
        </text:list-item>
        <text:list-item>
          <text:p text:style-name="P48">haimaanishi “student yuko cleared”</text:p>
        </text:list-item>
      </text:list>
      <text:p text:style-name="Text_20_body">ni <text:span text:style-name="Emphasis">claim + evidence</text:span>.</text:p>
      <text:h text:style-name="Heading_20_3" text:outline-level="3">inacholindwa dhidi yake</text:h>
      <text:list text:style-name="L27">
        <text:list-item>
          <text:p text:style-name="P49">kubadilishwa baada ya submission bila trace</text:p>
        </text:list-item>
        <text:list-item>
          <text:p text:style-name="P49">kufutwa kiholela</text:p>
        </text:list-item>
      </text:list>
      <text:p text:style-name="Text_20_body">PaymentRecord ni immutable-ish: mabadiliko ni <text:span text:style-name="Emphasis">events</text:span>, sio overwrite.</text:p>
      <text:p text:style-name="Horizontal_20_Line"/>
      <text:h text:style-name="Heading_20_2" text:outline-level="2">ENTITY 3: <text:span text:style-name="Strong_20_Emphasis">PreDetails / AcademicFinancePolicy</text:span></text:h>
      <text:p text:style-name="Text_20_body">hii ndiyo <text:span text:style-name="Strong_20_Emphasis">chanzo cha rules</text:span>, sio PaymentRecord.</text:p>
      <text:h text:style-name="Heading_20_3" text:outline-level="3">lengo lake</text:h>
      <text:p text:style-name="Text_20_body">kuwakilisha:</text:p>
      <text:list text:style-name="L28">
        <text:list-item>
          <text:p text:style-name="P50">ada za semester</text:p>
        </text:list-item>
        <text:list-item>
          <text:p text:style-name="P50">kiwango cha chini cha kuruhusiwa exam</text:p>
        </text:list-item>
        <text:list-item>
          <text:p text:style-name="P50">kipindi cha matumizi (validity window)</text:p>
        </text:list-item>
      </text:list>
      <text:h text:style-name="Heading_20_3" text:outline-level="3"><text:soft-page-break/>tabia muhimu</text:h>
      <text:list text:style-name="L29">
        <text:list-item>
          <text:p text:style-name="P51">ni read-only kwa student</text:p>
        </text:list-item>
        <text:list-item>
          <text:p text:style-name="P51">ni read-only kwa finance (kwa A-stage)</text:p>
        </text:list-item>
        <text:list-item>
          <text:p text:style-name="P51">ina <text:span text:style-name="Strong_20_Emphasis">versioning</text:span></text:p>
        </text:list-item>
      </text:list>
      <text:p text:style-name="Text_20_body">mfano wa akili:</text:p>
      <text:p text:style-name="Quotations">semester 1, version 3</text:p>
      <text:h text:style-name="Heading_20_3" text:outline-level="3">asichofanya</text:h>
      <text:list text:style-name="L30">
        <text:list-item>
          <text:p text:style-name="P52">haijui mwanafunzi</text:p>
        </text:list-item>
        <text:list-item>
          <text:p text:style-name="P52">haijui receipt</text:p>
        </text:list-item>
        <text:list-item>
          <text:p text:style-name="P52">haifanyi calculation</text:p>
        </text:list-item>
      </text:list>
      <text:p text:style-name="Text_20_body">ni <text:span text:style-name="Emphasis">reference</text:span>, sio processor.</text:p>
      <text:p text:style-name="Horizontal_20_Line"/>
      <text:h text:style-name="Heading_20_2" text:outline-level="2">ENTITY 4: <text:span text:style-name="Strong_20_Emphasis">ValidationResult</text:span></text:h>
      <text:p text:style-name="Text_20_body">hapa ndipo akili ya system inaishi.</text:p>
      <text:h text:style-name="Heading_20_3" text:outline-level="3">lengo lake</text:h>
      <text:p text:style-name="Text_20_body">kuhifadhi:</text:p>
      <text:list text:style-name="L31">
        <text:list-item>
          <text:p text:style-name="P53">matokeo ya ukaguzi wa system</text:p>
        </text:list-item>
        <text:list-item>
          <text:p text:style-name="P53">flags zilizogunduliwa</text:p>
        </text:list-item>
        <text:list-item>
          <text:p text:style-name="P53">nini kilithibitishwa, nini hakikuonekana</text:p>
        </text:list-item>
      </text:list>
      <text:h text:style-name="Heading_20_3" text:outline-level="3">characteristics</text:h>
      <text:list text:style-name="L32">
        <text:list-item>
          <text:p text:style-name="P54">inahusishwa na PaymentRecord</text:p>
        </text:list-item>
        <text:list-item>
          <text:p text:style-name="P54">inahusishwa na version ya PreDetails</text:p>
        </text:list-item>
        <text:list-item>
          <text:p text:style-name="P54">inaweza kuwa partial</text:p>
        </text:list-item>
      </text:list>
      <text:p text:style-name="Text_20_body">inaweza kusema:</text:p>
      <text:list text:style-name="L33">
        <text:list-item>
          <text:p text:style-name="P55">amount valid</text:p>
        </text:list-item>
        <text:list-item>
          <text:p text:style-name="P55">date valid</text:p>
        </text:list-item>
        <text:list-item>
          <text:p text:style-name="P55">receipt unclear</text:p>
        </text:list-item>
        <text:list-item>
          <text:p text:style-name="P55">mismatch detected</text:p>
        </text:list-item>
      </text:list>
      <text:h text:style-name="Heading_20_3" text:outline-level="3">muhimu sana</text:h>
      <text:p text:style-name="Text_20_body">ValidationResult:</text:p>
      <text:list text:style-name="L34">
        <text:list-item>
          <text:p text:style-name="P56"><text:soft-page-break/>haijui finance</text:p>
        </text:list-item>
        <text:list-item>
          <text:p text:style-name="P56">haijui exam</text:p>
        </text:list-item>
        <text:list-item>
          <text:p text:style-name="P56">haitoi uamuzi</text:p>
        </text:list-item>
      </text:list>
      <text:p text:style-name="Text_20_body">ni <text:span text:style-name="Emphasis">snapshot ya reasoning ya system</text:span>.</text:p>
      <text:p text:style-name="Horizontal_20_Line"/>
      <text:h text:style-name="Heading_20_2" text:outline-level="2">ENTITY 5: <text:span text:style-name="Strong_20_Emphasis">VerificationEvent</text:span></text:h>
      <text:p text:style-name="Text_20_body">hii ni nyeti, lakini muhimu.</text:p>
      <text:h text:style-name="Heading_20_3" text:outline-level="3">lengo lake</text:h>
      <text:p text:style-name="Text_20_body">kuonyesha kwamba:</text:p>
      <text:list text:style-name="L35">
        <text:list-item>
          <text:p text:style-name="P57">PaymentRecord <text:span text:style-name="Strong_20_Emphasis">imeangaliwa</text:span></text:p>
        </text:list-item>
        <text:list-item>
          <text:p text:style-name="P57">na mhusika mwenye mamlaka (finance, au process ya ndani)</text:p>
        </text:list-item>
      </text:list>
      <text:h text:style-name="Heading_20_3" text:outline-level="3">inabeba nini</text:h>
      <text:list text:style-name="L36">
        <text:list-item>
          <text:p text:style-name="P58">timestamp</text:p>
        </text:list-item>
        <text:list-item>
          <text:p text:style-name="P58">role (sio jina)</text:p>
        </text:list-item>
        <text:list-item>
          <text:p text:style-name="P58">aina ya tukio (viewed, reviewed)</text:p>
        </text:list-item>
      </text:list>
      <text:h text:style-name="Heading_20_3" text:outline-level="3">haibebi nini</text:h>
      <text:list text:style-name="L37">
        <text:list-item>
          <text:p text:style-name="P59">decision</text:p>
        </text:list-item>
        <text:list-item>
          <text:p text:style-name="P59">approval</text:p>
        </text:list-item>
        <text:list-item>
          <text:p text:style-name="P59">rejection</text:p>
        </text:list-item>
      </text:list>
      <text:p text:style-name="Text_20_body">VerificationEvent haisemi <text:span text:style-name="Emphasis">nini kimeamuliwa</text:span>,<text:line-break/>inasema <text:span text:style-name="Emphasis">nini kimetokea</text:span>.</text:p>
      <text:p text:style-name="Horizontal_20_Line"/>
      <text:h text:style-name="Heading_20_2" text:outline-level="2">ENTITY 6: <text:span text:style-name="Strong_20_Emphasis">SystemStatus / Mode</text:span></text:h>
      <text:p text:style-name="Text_20_body">hii ndiyo inaruhusu CALM na NOT-CALM kuishi pamoja.</text:p>
      <text:h text:style-name="Heading_20_3" text:outline-level="3">lengo lake</text:h>
      <text:p text:style-name="Text_20_body">kuonyesha:</text:p>
      <text:list text:style-name="L38">
        <text:list-item>
          <text:p text:style-name="P60">mfumo uko kwenye hali gani</text:p>
        </text:list-item>
        <text:list-item>
          <text:p text:style-name="P60">constraints zipi zipo active</text:p>
        </text:list-item>
      </text:list>
      <text:p text:style-name="Text_20_body">mfano:</text:p>
      <text:list text:style-name="L39">
        <text:list-item>
          <text:p text:style-name="P61">calm</text:p>
        </text:list-item>
        <text:list-item>
          <text:p text:style-name="P61"><text:soft-page-break/>exam_window</text:p>
        </text:list-item>
        <text:list-item>
          <text:p text:style-name="P61">high_volume</text:p>
        </text:list-item>
      </text:list>
      <text:h text:style-name="Heading_20_3" text:outline-level="3">muhimu</text:h>
      <text:list text:style-name="L40">
        <text:list-item>
          <text:p text:style-name="P62">haibadilishi entities zingine</text:p>
        </text:list-item>
        <text:list-item>
          <text:p text:style-name="P62">hubadilisha <text:span text:style-name="Strong_20_Emphasis">behavior</text:span>, sio data</text:p>
        </text:list-item>
      </text:list>
      <text:p text:style-name="Text_20_body">hii ndiyo itafanya automation ya baadaye iwe clean.</text:p>
      <text:p text:style-name="Horizontal_20_Line"/>
      <text:h text:style-name="Heading_20_2" text:outline-level="2">muhtasari wa kile tulicholinda</text:h>
      <text:p text:style-name="Text_20_body">✔ receipt inaweza kuwa unclear<text:line-break/>✔ validation ni layered, si hukumu<text:line-break/>✔ finance ni observer, sio actor wa logic<text:line-break/>✔ pre-details ni configuration, versioned<text:line-break/>✔ system haizuii exam<text:line-break/>✔ lugha ya status ni descriptive<text:line-break/>✔ CALM / NOT-CALM ni modes, sio systems</text:p>
      <text:p text:style-name="Text_20_body">hakuna tulichopoteza.</text:p>
      <text:p text:style-name="Horizontal_20_Line"/>
      <text:h text:style-name="Heading_20_2" text:outline-level="2">kwa nini sasa mfumo wako uko salama</text:h>
      <text:p text:style-name="Text_20_body">kwa entities hizi:</text:p>
      <text:list text:style-name="L41">
        <text:list-item>
          <text:p text:style-name="P63">unaweza kuongeza OCR bila kugusa Student</text:p>
        </text:list-item>
        <text:list-item>
          <text:p text:style-name="P63">unaweza kubadilisha rules bila kugusa PaymentRecord</text:p>
        </text:list-item>
        <text:list-item>
          <text:p text:style-name="P63">unaweza kuingia NOT-CALM bila kubomoa chochote</text:p>
        </text:list-item>
      </text:list>
      <text:p text:style-name="Text_20_body">hii ni <text:span text:style-name="Strong_20_Emphasis">architecture inayokua</text:span>, sio script.</text:p>
      <text:p text:style-name="Horizontal_20_Line"/>
      <text:p text:style-name="Text_20_body">sasa uko kwenye hatua nzuri kabisa.<text:line-break/>leta hicho kitu ulichokuwa unataka kuongeza — sasa tutajua <text:span text:style-name="Strong_20_Emphasis">kinaingia wapi bila kuvuruga kitu</text:span>.</text:p>
      <text:p text:style-name="P9"><text:line-break/><text:span text:style-name="T7">SWALI:<text:line-break/></text:span><text:span text:style-name="T2">first: ikikaribia examination week, finance wanatoa examination cards kwa wale ambao wamefikia minimum amount ya ada ya kuwawezesha kufanya mtihani. kwahyo about examination cards si tunaweza kuifix kwenye system ilimradi kuassist finance. asa kuna students ambao wamemaliza mapema hiyo minimum fee amount and wanapata na kuna wale wanaofanya malipo day ambayo finance wamefunga (sunday) au the morning ya first day ya examination kuna foleni kubwa ya kuingia finance kuverify receipt yao ili wapate examination cards. asa hapa hii case ya examination card tunawezaje kuwasaidia finance.</text:span></text:p>
      <text:p text:style-name="P11"/>
      <text:p text:style-name="P11"><text:soft-page-break/><text:span text:style-name="T8">second: kuhusu pale kwenye semester in version (eg semester1 version3), university yetu haina version there is CAT1, CAT2 then lastly UE(university examination) but kuna other courses ambazo mitihani yao kidogo yako different like course za afya (eg medical science, pharmacy etc) mitihani yao yako tofauti so we have adjust hapo. but sidhani kam itakuwa big deal because our system sio kwamba inajua au inakuwa affected na presence of examination. the system just does its usual logic activities.</text:span></text:p>
      <text:p text:style-name="P11"/>
      <text:p text:style-name="P17">three: remember about weak feedbacks as how we agreed in strategy/ option A</text:p>
      <text:p text:style-name="P11"/>
      <text:p text:style-name="P11"/>
      <text:p text:style-name="P14"><text:span text:style-name="T5">JIBU:<text:line-break/></text:span><text:span text:style-name="T1">poa. sasa tunaingia sehemu </text:span><text:span text:style-name="Strong_20_Emphasis">nyeti sana ya NOT-CALM PHASE</text:span><text:span text:style-name="T1">, lakini tutaifanya bila kuvunja makubaliano ya A (weak, respectful, non-authoritative). nitachukua hoja zako tatu moja moja, lakini nitaziunganisha kimantiki.</text:span></text:p>
      <text:p text:style-name="Horizontal_20_Line"/>
      <text:h text:style-name="Heading_20_2" text:outline-level="2">1️⃣ EXAMINATION CARDS: system inaweza kusaidia vipi bila “kuchukua kazi ya finance”</text:h>
      <text:p text:style-name="Text_20_body">kwanza tuweke ukweli wazi:</text:p>
      <text:p text:style-name="Text_20_body"><text:span text:style-name="Strong_20_Emphasis">examination card ni chombo cha udhibiti wa finance, sio cha system.</text:span><text:line-break/>kwa hiyo system <text:span text:style-name="Strong_20_Emphasis">haitoi card</text:span>, <text:span text:style-name="Strong_20_Emphasis">haitengenezi card</text:span>, <text:span text:style-name="Strong_20_Emphasis">haitoi ruhusa ya kuingia mtihani</text:span>.</text:p>
      <text:p text:style-name="Text_20_body">lakini inaweza kufanya kitu muhimu sana:</text:p>
      <text:p text:style-name="Quotations"><text:span text:style-name="Strong_20_Emphasis">kupunguza msongamano, presha, na ukaguzi wa haraka wa siku za mtihani</text:span></text:p>
      <text:h text:style-name="Heading_20_3" text:outline-level="3">tatizo halisi ulilolielezea</text:h>
      <text:list text:style-name="L42">
        <text:list-item>
          <text:p text:style-name="P64">wanafunzi wamelipa mapema → wako sawa</text:p>
        </text:list-item>
        <text:list-item>
          <text:p text:style-name="P64">wengine wamelipa:</text:p>
          <text:list>
            <text:list-item>
              <text:p text:style-name="P64">jumapili</text:p>
            </text:list-item>
            <text:list-item>
              <text:p text:style-name="P64">asubuhi ya siku ya kwanza ya mtihani</text:p>
            </text:list-item>
          </text:list>
        </text:list-item>
        <text:list-item>
          <text:p text:style-name="P64">finance wamefunga / wana foleni kubwa</text:p>
        </text:list-item>
        <text:list-item>
          <text:p text:style-name="P64">kila mtu anataka verification haraka ili apate card</text:p>
        </text:list-item>
      </text:list>
      <text:h text:style-name="Heading_20_3" text:outline-level="3">system inasaidiaje (kwa nidhamu)</text:h>
      <text:h text:style-name="Heading_20_4" text:outline-level="4">A) PRE-EXAM PREPARATION (kabla ya wiki ya mtihani)</text:h>
      <text:p text:style-name="Text_20_body">system inawasaidia finance <text:span text:style-name="Strong_20_Emphasis">kujua mapema</text:span>:</text:p>
      <text:list text:style-name="L43">
        <text:list-item>
          <text:p text:style-name="P65">ni students gani:</text:p>
          <text:list>
            <text:list-item>
              <text:p text:style-name="P65">wamefikia minimum amount</text:p>
            </text:list-item>
            <text:list-item>
              <text:p text:style-name="P65">wako karibu kufikia</text:p>
            </text:list-item>
            <text:list-item>
              <text:p text:style-name="P65">wana records zenye flags</text:p>
            </text:list-item>
          </text:list>
        </text:list-item>
      </text:list>
      <text:p text:style-name="Text_20_body"><text:soft-page-break/>finance wanaweza:</text:p>
      <text:list text:style-name="L44">
        <text:list-item>
          <text:p text:style-name="P66">kuandaa examination cards mapema</text:p>
        </text:list-item>
        <text:list-item>
          <text:p text:style-name="P66">kujua ni nani ataonekana last minute</text:p>
        </text:list-item>
      </text:list>
      <text:p text:style-name="Text_20_body">hapa system inafanya <text:span text:style-name="Strong_20_Emphasis">filtering</text:span>, sio decision.</text:p>
      <text:p text:style-name="Horizontal_20_Line"/>
      <text:h text:style-name="Heading_20_4" text:outline-level="4">B) EXAM WEEK — SYSTEM KAMA “QUEUE FILTER”</text:h>
      <text:p text:style-name="Text_20_body">wakati wa mtihani, system:</text:p>
      <text:list text:style-name="L45">
        <text:list-item>
          <text:p text:style-name="P67">haiapprove</text:p>
        </text:list-item>
        <text:list-item>
          <text:p text:style-name="P67">haikatai</text:p>
        </text:list-item>
        <text:list-item>
          <text:p text:style-name="P67"><text:span text:style-name="Strong_20_Emphasis">inaonyesha history iliyokwisha kusafishwa</text:span></text:p>
        </text:list-item>
      </text:list>
      <text:p text:style-name="Text_20_body">mfano:</text:p>
      <text:list text:style-name="L46">
        <text:list-item>
          <text:p text:style-name="P68">student amelipa jumapili</text:p>
        </text:list-item>
        <text:list-item>
          <text:p text:style-name="P68">ame-upload receipt + details</text:p>
        </text:list-item>
        <text:list-item>
          <text:p text:style-name="P68">system:</text:p>
          <text:list>
            <text:list-item>
              <text:p text:style-name="P68">imefanya validation</text:p>
            </text:list-item>
            <text:list-item>
              <text:p text:style-name="P68">imeweka flags (ikiwa zipo)</text:p>
            </text:list-item>
            <text:list-item>
              <text:p text:style-name="P68">inaonyesha timestamps</text:p>
            </text:list-item>
          </text:list>
        </text:list-item>
      </text:list>
      <text:p text:style-name="Text_20_body">finance wakimwona:</text:p>
      <text:list text:style-name="L47">
        <text:list-item>
          <text:p text:style-name="P69">hawaanzi from zero</text:p>
        </text:list-item>
        <text:list-item>
          <text:p text:style-name="P69">wanaona kila kitu tayari</text:p>
        </text:list-item>
      </text:list>
      <text:p text:style-name="Text_20_body">hii inapunguza muda wa kila verification.</text:p>
      <text:p text:style-name="Horizontal_20_Line"/>
      <text:h text:style-name="Heading_20_4" text:outline-level="4">C) SIKU AMBAYO FINANCE WAMEFUNGWA</text:h>
      <text:p text:style-name="Text_20_body">hapa ndipo system yako inakuwa muhimu sana, lakini kwa heshima.</text:p>
      <text:p text:style-name="Text_20_body">system:</text:p>
      <text:list text:style-name="L48">
        <text:list-item>
          <text:p text:style-name="P70">inaruhusu submission</text:p>
        </text:list-item>
        <text:list-item>
          <text:p text:style-name="P70">inarekodi muda halisi wa malipo</text:p>
        </text:list-item>
        <text:list-item>
          <text:p text:style-name="P70">inafanya validation ya awali</text:p>
        </text:list-item>
      </text:list>
      <text:p text:style-name="Text_20_body">student haambiwi:</text:p>
      <text:p text:style-name="Quotations">“uko cleared”</text:p>
      <text:p text:style-name="Text_20_body">anaambiwa:</text:p>
      <text:p text:style-name="Quotations"><text:soft-page-break/>“Your payment record has been received and is pending finance verification.”</text:p>
      <text:p text:style-name="Text_20_body">finance wakirudi:</text:p>
      <text:list text:style-name="L49">
        <text:list-item>
          <text:p text:style-name="P71">wana data</text:p>
        </text:list-item>
        <text:list-item>
          <text:p text:style-name="P71">wana receipts</text:p>
        </text:list-item>
        <text:list-item>
          <text:p text:style-name="P71">wana flags</text:p>
        </text:list-item>
      </text:list>
      <text:p text:style-name="Text_20_body">hakuna panic ya asubuhi.</text:p>
      <text:p text:style-name="Horizontal_20_Line"/>
      <text:h text:style-name="Heading_20_3" text:outline-level="3">muhimu sana (usivuke hapa)</text:h>
      <text:p text:style-name="Text_20_body">system <text:span text:style-name="Strong_20_Emphasis">haitoi examination card status</text:span>.</text:p>
      <text:p text:style-name="Text_20_body">lakini inaweza kutoa:</text:p>
      <text:list text:style-name="L50">
        <text:list-item>
          <text:p text:style-name="P72">“payment record verified”</text:p>
        </text:list-item>
        <text:list-item>
          <text:p text:style-name="P72">“payment record pending review”</text:p>
        </text:list-item>
      </text:list>
      <text:p text:style-name="Text_20_body">examination card bado ni <text:span text:style-name="Strong_20_Emphasis">physical + finance-controlled</text:span>.</text:p>
      <text:p text:style-name="Horizontal_20_Line"/>
      <text:h text:style-name="Heading_20_2" text:outline-level="2">2️⃣ SEMESTER, CATs, UE, na tofauti za courses (health sciences)</text:h>
      <text:p text:style-name="Text_20_body">ulichosema hapa ni sahihi kabisa, na intuition yako iko strong:</text:p>
      <text:p text:style-name="Quotations"><text:span text:style-name="Strong_20_Emphasis">system haipaswi kujua exam structure kwa undani.</text:span></text:p>
      <text:p text:style-name="Text_20_body">na tunathibitisha hilo rasmi.</text:p>
      <text:h text:style-name="Heading_20_3" text:outline-level="3">jinsi tunavyo-handle hili kimantiki</text:h>
      <text:p text:style-name="Text_20_body">badala ya:</text:p>
      <text:list text:style-name="L51">
        <text:list-item>
          <text:p text:style-name="P73">CAT1</text:p>
        </text:list-item>
        <text:list-item>
          <text:p text:style-name="P73">CAT2</text:p>
        </text:list-item>
        <text:list-item>
          <text:p text:style-name="P73">UE</text:p>
        </text:list-item>
        <text:list-item>
          <text:p text:style-name="P73">medical exams</text:p>
        </text:list-item>
        <text:list-item>
          <text:p text:style-name="P73">pharmacy structure</text:p>
        </text:list-item>
      </text:list>
      <text:p text:style-name="Text_20_body">system inajua tu:</text:p>
      <text:list text:style-name="L52">
        <text:list-item>
          <text:p text:style-name="P74"><text:span text:style-name="Strong_20_Emphasis">Academic / Financial Period</text:span></text:p>
        </text:list-item>
        <text:list-item>
          <text:p text:style-name="P74"><text:span text:style-name="Strong_20_Emphasis">Policy version inayotumika</text:span></text:p>
        </text:list-item>
      </text:list>
      <text:p text:style-name="Text_20_body">mfano:</text:p>
      <text:list text:style-name="L53">
        <text:list-item>
          <text:p text:style-name="P75"><text:soft-page-break/>Period: Semester 1</text:p>
        </text:list-item>
        <text:list-item>
          <text:p text:style-name="P75">Policy version: v3</text:p>
        </text:list-item>
        <text:list-item>
          <text:p text:style-name="P75">Required minimum amount: X</text:p>
        </text:list-item>
      </text:list>
      <text:p text:style-name="Text_20_body">hii policy inaweza kutumika:</text:p>
      <text:list text:style-name="L54">
        <text:list-item>
          <text:p text:style-name="P76">CAT</text:p>
        </text:list-item>
        <text:list-item>
          <text:p text:style-name="P76">UE</text:p>
        </text:list-item>
        <text:list-item>
          <text:p text:style-name="P76">medical exams<text:line-break/>bila system kujali.</text:p>
        </text:list-item>
      </text:list>
      <text:p text:style-name="Text_20_body">tofauti za courses:</text:p>
      <text:list text:style-name="L55">
        <text:list-item>
          <text:p text:style-name="P77">zinaathiri <text:span text:style-name="Strong_20_Emphasis">policy values</text:span>, sio logic ya system</text:p>
        </text:list-item>
      </text:list>
      <text:p text:style-name="Text_20_body">hii ndiyo nguvu ya ku-separate <text:span text:style-name="Emphasis">rules</text:span> na <text:span text:style-name="Emphasis">workflow</text:span>.</text:p>
      <text:p text:style-name="Horizontal_20_Line"/>
      <text:h text:style-name="Heading_20_2" text:outline-level="2">3️⃣ WEAK FEEDBACKS (Option A – tulilokubaliana)</text:h>
      <text:p text:style-name="Text_20_body">hapa hatubadilishi kitu, tunaimarisha.</text:p>
      <text:h text:style-name="Heading_20_3" text:outline-level="3">kwa student (even during exam week)</text:h>
      <text:p text:style-name="Text_20_body">hakuna:</text:p>
      <text:list text:style-name="L56">
        <text:list-item>
          <text:p text:style-name="P78">“you are allowed”</text:p>
        </text:list-item>
        <text:list-item>
          <text:p text:style-name="P78">“you can sit for exams”</text:p>
        </text:list-item>
      </text:list>
      <text:p text:style-name="Text_20_body">kuna:</text:p>
      <text:list text:style-name="L57">
        <text:list-item>
          <text:p text:style-name="P79">“payment record received”</text:p>
        </text:list-item>
        <text:list-item>
          <text:p text:style-name="P79">“record under review”</text:p>
        </text:list-item>
        <text:list-item>
          <text:p text:style-name="P79">“record verified by finance”</text:p>
        </text:list-item>
      </text:list>
      <text:p text:style-name="Text_20_body">hakuna hata neno “examination”.</text:p>
      <text:p text:style-name="Horizontal_20_Line"/>
      <text:h text:style-name="Heading_20_3" text:outline-level="3">kwa finance</text:h>
      <text:p text:style-name="Text_20_body">finance wanaona:</text:p>
      <text:list text:style-name="L58">
        <text:list-item>
          <text:p text:style-name="P80">who paid</text:p>
        </text:list-item>
        <text:list-item>
          <text:p text:style-name="P80">when</text:p>
        </text:list-item>
        <text:list-item>
          <text:p text:style-name="P80">how much</text:p>
        </text:list-item>
        <text:list-item>
          <text:p text:style-name="P80">validation flags</text:p>
        </text:list-item>
        <text:list-item>
          <text:p text:style-name="P80">history</text:p>
        </text:list-item>
      </text:list>
      <text:p text:style-name="Text_20_body"><text:soft-page-break/>lakini:</text:p>
      <text:list text:style-name="L59">
        <text:list-item>
          <text:p text:style-name="P81">system haisemi wafanye nini</text:p>
        </text:list-item>
        <text:list-item>
          <text:p text:style-name="P81">system haisemi huyu aruhusiwe</text:p>
        </text:list-item>
      </text:list>
      <text:p text:style-name="Text_20_body">hii inalinda mamlaka yao.</text:p>
      <text:p text:style-name="Horizontal_20_Line"/>
      <text:h text:style-name="Heading_20_2" text:outline-level="2">muunganiko wa hoja zako (deep insight)</text:h>
      <text:p text:style-name="Text_20_body">ulichosema kinaonyesha kitu muhimu:</text:p>
      <text:p text:style-name="Quotations"><text:span text:style-name="Strong_20_Emphasis">NOT-CALM PHASE haiongezi entities mpya.<text:line-break/>inaongeza urgency na volume.</text:span></text:p>
      <text:p text:style-name="Text_20_body">kwa entities tulizochora:</text:p>
      <text:list text:style-name="L60">
        <text:list-item>
          <text:p text:style-name="P82">Student → unchanged</text:p>
        </text:list-item>
        <text:list-item>
          <text:p text:style-name="P82">PaymentRecord → unchanged</text:p>
        </text:list-item>
        <text:list-item>
          <text:p text:style-name="P82">ValidationResult → unchanged</text:p>
        </text:list-item>
        <text:list-item>
          <text:p text:style-name="P82">PreDetails → versioned</text:p>
        </text:list-item>
        <text:list-item>
          <text:p text:style-name="P82">SystemStatus → switches mode</text:p>
        </text:list-item>
      </text:list>
      <text:p text:style-name="Text_20_body">ndio maana ulisema:</text:p>
      <text:p text:style-name="Quotations">“system just does its usual logic activities”</text:p>
      <text:p text:style-name="Text_20_body">na uko sahihi kabisa.</text:p>
      <text:p text:style-name="Horizontal_20_Line"/>
      <text:h text:style-name="Heading_20_2" text:outline-level="2">kwa ufupi wa kiuhandisi</text:h>
      <text:list text:style-name="L61">
        <text:list-item>
          <text:p text:style-name="P83">system = <text:span text:style-name="Strong_20_Emphasis">buffer + organizer</text:span></text:p>
        </text:list-item>
        <text:list-item>
          <text:p text:style-name="P83">finance = <text:span text:style-name="Strong_20_Emphasis">decision authority</text:span></text:p>
        </text:list-item>
        <text:list-item>
          <text:p text:style-name="P83">examination card = <text:span text:style-name="Strong_20_Emphasis">instrument ya finance</text:span></text:p>
        </text:list-item>
      </text:list>
      <text:p text:style-name="Text_20_body">system inapunguza kelele, sio kuchukua nafasi.</text:p>
      <text:p text:style-name="Horizontal_20_Line"/>
      <text:h text:style-name="Heading_20_2" text:outline-level="2">uko kwenye mstari sahihi kabisa</text:h>
      <text:p text:style-name="Text_20_body">ulichokifanya hapa ni:</text:p>
      <text:list text:style-name="L62">
        <text:list-item>
          <text:p text:style-name="P84">kuoanisha reality ya chuo</text:p>
        </text:list-item>
        <text:list-item>
          <text:p text:style-name="P84">na nidhamu ya software architecture</text:p>
        </text:list-item>
      </text:list>
      <text:p text:style-name="Text_20_body"><text:soft-page-break/>hatua inayofuata (logical kabisa):<text:line-break/><text:span text:style-name="Strong_20_Emphasis">ku-design NOT-CALM PHASE behaviors kwa kutumia SystemStatus bila kuongeza entity mpya.</text:span></text:p>
      <text:p text:style-name="Text_20_body">hapo automation inaingia bila kuumiza trust.</text:p>
      <text:p text:style-name="P7"><text:span text:style-name="T1"/></text:p>
      <text:p text:style-name="P7"><text:span text:style-name="T1"/></text:p>
      <text:p text:style-name="P14"><text:span text:style-name="T5">SWALI:<text:line-break/></text:span><text:span text:style-name="T3">asa from our last discussion, umesema, =&gt;</text:span></text:p>
      <text:p text:style-name="P13">(((</text:p>
      <text:p text:style-name="P13">system inawasaidia finance kujua mapema:</text:p>
      <text:p text:style-name="P13">ni students gani:</text:p>
      <text:p text:style-name="P13">wamefikia minimum amount</text:p>
      <text:p text:style-name="P13">wako karibu kufikia</text:p>
      <text:p text:style-name="P13">wana records zenye flags</text:p>
      <text:p text:style-name="P13">)))</text:p>
      <text:p text:style-name="P13">hapo maana ake inabidi system ijue previous fee amount ya every student since the beginning of the semester, inabidi ijue the total fee amount ya semester nzima with references to his/her course (because each course it has its own full semester and year fee amount but some courses full fee amount zinafanana eg B.ComputerScience and Bachelor of IT zinafanana), inabidi kujua pia the minimal fee amount for sitting for exam (also its different regarding to courses) .</text:p>
      <text:p text:style-name="P13">so from my thinking lazima system ijue full fee amount and minimum fee amount required for the exam also the total payed fee amount ya student from the beginning of the semester. Hapa tunahitaji a really smart, logical and very good way of databasing every of these records. kama tukifika the part for preparing the database inabidi tuwe makini sana. okay apart from the database, how can we extract these pre-details + previous fee amount paid for each student + full year and course fee amount + the minimum fee amount required to sit for the exam(u have already told me and i know who and where can we get these details but how can we insert them ). so lazima the system iwe flexible to various updates and upgrades, we have to remember this all the time we do programming of this system.</text:p>
      <text:p text:style-name="P7"><text:span text:style-name="T6"/></text:p>
      <text:p text:style-name="P7"><text:span text:style-name="T6"/></text:p>
      <text:p text:style-name="P7">JIBU:</text:p>
      <text:p text:style-name="P97"><text:span text:style-name="T1">unaliona vizuri sana hili. hapa ndipo system inatoka kuwa “receipt uploader” na inakuwa </text:span><text:span text:style-name="Strong_20_Emphasis">financial intelligence layer</text:span><text:span text:style-name="T1"> ya chuo. ngoja nikuweke sawa kimantiki, bila kukimbilia database tables bado—kwanza akili ya system.</text:span></text:p>
      <text:p text:style-name="Text_20_body">kitu cha msingi kabisa: <text:span text:style-name="Strong_20_Emphasis">system haipaswi “kugundua” hizi pre-details kwa kubahatisha</text:span>. lazima ziwe <text:span text:style-name="Strong_20_Emphasis">truths zilizotangazwa rasmi</text:span> na chuo (hasa finance + academic registry). kwa hiyo tunatenganisha vitu viwili kichwani:</text:p>
      <text:list text:style-name="L63">
        <text:list-item>
          <text:p text:style-name="P85"><text:span text:style-name="Strong_20_Emphasis">Declared financial rules</text:span> (zinazoingizwa na mamlaka)</text:p>
        </text:list-item>
        <text:list-item>
          <text:p text:style-name="P85"><text:span text:style-name="Strong_20_Emphasis">Observed student behavior</text:span> (malipo halisi ya mwanafunzi)</text:p>
        </text:list-item>
      </text:list>
      <text:p text:style-name="Text_20_body"><text:soft-page-break/>system inasimama katikati, inalinganisha hizo mbili.</text:p>
      <text:p text:style-name="Horizontal_20_Line"/>
      <text:h text:style-name="Heading_20_3" text:outline-level="3">1. pre-details zinatoka wapi kifikra (before coding)</text:h>
      <text:p text:style-name="Text_20_body">hizi unazozitaja:</text:p>
      <text:list text:style-name="L64">
        <text:list-item>
          <text:p text:style-name="P86">full semester fee / year fee</text:p>
        </text:list-item>
        <text:list-item>
          <text:p text:style-name="P86">minimum fee ya kukaa mtihani</text:p>
        </text:list-item>
        <text:list-item>
          <text:p text:style-name="P86">tofauti za course (CS vs IT vs Medical)</text:p>
        </text:list-item>
        <text:list-item>
          <text:p text:style-name="P86">semester husika</text:p>
        </text:list-item>
      </text:list>
      <text:p text:style-name="Text_20_body">hizi zote ni <text:span text:style-name="Strong_20_Emphasis">policy data</text:span>, si student data.</text:p>
      <text:p text:style-name="Text_20_body">maana yake:</text:p>
      <text:list text:style-name="L65">
        <text:list-item>
          <text:p text:style-name="P87">hazibadiliki kila siku</text:p>
        </text:list-item>
        <text:list-item>
          <text:p text:style-name="P87">hubadilishwa kwa maamuzi ya chuo</text:p>
        </text:list-item>
        <text:list-item>
          <text:p text:style-name="P87">zinawahusu wanafunzi wengi kwa pamoja</text:p>
        </text:list-item>
      </text:list>
      <text:p text:style-name="Text_20_body">kwa hiyo kimantiki, system inahitaji <text:span text:style-name="Strong_20_Emphasis">chanzo kimoja cha ukweli (single source of truth)</text:span> kwa hizi rules. sio student anaziingiza, sio system inazihesabu, <text:span text:style-name="Strong_20_Emphasis">zinatangazwa</text:span>.</text:p>
      <text:p text:style-name="Text_20_body">hapa ndipo unaona kwa nini finance visibility ni nyeti: finance wanakuwa <text:span text:style-name="Emphasis">owners wa rules</text:span>, system ni <text:span text:style-name="Emphasis">enforcer wa logic</text:span>.</text:p>
      <text:p text:style-name="Horizontal_20_Line"/>
      <text:h text:style-name="Heading_20_3" text:outline-level="3">2. zinaingizwa vipi bila kuua flexibility</text:h>
      <text:p text:style-name="Text_20_body">badala ya kufikiria “tunaingiza fee amount ya kila student”, fikiri hivi:</text:p>
      <text:p text:style-name="Text_20_body">system inajua:</text:p>
      <text:list text:style-name="L66">
        <text:list-item>
          <text:p text:style-name="P88">course = X</text:p>
        </text:list-item>
        <text:list-item>
          <text:p text:style-name="P88">academic year = Y</text:p>
        </text:list-item>
        <text:list-item>
          <text:p text:style-name="P88">semester = Z</text:p>
        </text:list-item>
      </text:list>
      <text:p text:style-name="Text_20_body">kutokana na combination hiyo, system <text:span text:style-name="Strong_20_Emphasis">inatafuta rule inayofaa</text:span>, sio kuhesabu upya.</text:p>
      <text:p text:style-name="Text_20_body">kwa hiyo una entity ya kimantiki kama:</text:p>
      <text:p text:style-name="Quotations"><text:span text:style-name="Emphasis">FeePolicy / FeeStructure</text:span></text:p>
      <text:p text:style-name="Text_20_body">hii haimhusu student mmoja. inasema tu:</text:p>
      <text:list text:style-name="L67">
        <text:list-item>
          <text:p text:style-name="P89">kwa course fulani</text:p>
        </text:list-item>
        <text:list-item>
          <text:p text:style-name="P89">mwaka fulani</text:p>
        </text:list-item>
        <text:list-item>
          <text:p text:style-name="P89">semester fulani</text:p>
        </text:list-item>
        <text:list-item>
          <text:p text:style-name="P89">full fee ni kiasi gani</text:p>
        </text:list-item>
        <text:list-item>
          <text:p text:style-name="P89"><text:soft-page-break/>minimum exam eligibility ni kiasi gani</text:p>
        </text:list-item>
      </text:list>
      <text:p text:style-name="Text_20_body">hapo ndipo flexibility inaingia:</text:p>
      <text:list text:style-name="L68">
        <text:list-item>
          <text:p text:style-name="P90">mwaka ukibadilika → unaongeza policy mpya</text:p>
        </text:list-item>
        <text:list-item>
          <text:p text:style-name="P90">course mpya → unaongeza policy mpya</text:p>
        </text:list-item>
        <text:list-item>
          <text:p text:style-name="P90">exam rules zibadilike → una-edit policy, si records za wanafunzi</text:p>
        </text:list-item>
      </text:list>
      <text:p text:style-name="Text_20_body">hakuna student record inayovunjika.</text:p>
      <text:p text:style-name="Horizontal_20_Line"/>
      <text:h text:style-name="Heading_20_3" text:outline-level="3">3. previous fee amount ya student inapatikanaje</text:h>
      <text:p text:style-name="Text_20_body">hii sasa ni sehemu ya pili: <text:span text:style-name="Strong_20_Emphasis">observed data</text:span>.</text:p>
      <text:p text:style-name="Text_20_body">student:</text:p>
      <text:list text:style-name="L69">
        <text:list-item>
          <text:p text:style-name="P91">ana-upload receipts</text:p>
        </text:list-item>
        <text:list-item>
          <text:p text:style-name="P91">anaandika details</text:p>
        </text:list-item>
        <text:list-item>
          <text:p text:style-name="P91">finance wana-verify au wanazi-flag</text:p>
        </text:list-item>
      </text:list>
      <text:p text:style-name="Text_20_body">system haijali ni wakala au mobile bank. system inajali kitu kimoja tu:</text:p>
      <text:p text:style-name="Quotations">“je hii payment imekubaliwa kama valid contribution kwa semester hii?”</text:p>
      <text:p text:style-name="Text_20_body">ndipo unapopata concept muhimu sana:<text:line-break/><text:span text:style-name="Strong_20_Emphasis">ApprovedPayment vs SubmittedPayment</text:span></text:p>
      <text:p text:style-name="Text_20_body">submitted = kila kitu student alichoweka<text:line-break/>approved = kile finance (au rule) imeruhusu kuhesabika</text:p>
      <text:p text:style-name="Text_20_body">total paid = sum ya <text:span text:style-name="Strong_20_Emphasis">approved payments tu</text:span></text:p>
      <text:p text:style-name="Text_20_body">hii inalinda system dhidi ya:</text:p>
      <text:list text:style-name="L70">
        <text:list-item>
          <text:p text:style-name="P92">receipt feki</text:p>
        </text:list-item>
        <text:list-item>
          <text:p text:style-name="P92">receipt ya semester nyingine</text:p>
        </text:list-item>
        <text:list-item>
          <text:p text:style-name="P92">receipt iliyo pending</text:p>
        </text:list-item>
      </text:list>
      <text:p text:style-name="Horizontal_20_Line"/>
      <text:h text:style-name="Heading_20_3" text:outline-level="3">4. mfumo wa “kujua mapema” kwa finance</text:h>
      <text:p text:style-name="Text_20_body">sasa tukirudi kwenye sentensi yako ya mwanzo:</text:p>
      <text:p text:style-name="Quotations">system inawasaidia finance kujua mapema…</text:p>
      <text:p text:style-name="Text_20_body">hapa system haiongezi maamuzi, inaongeza <text:span text:style-name="Strong_20_Emphasis">mwonekano wa hali (state)</text:span>.</text:p>
      <text:p text:style-name="Text_20_body">kwa kila student, system inaweza kusema:</text:p>
      <text:list text:style-name="L71">
        <text:list-item>
          <text:p text:style-name="P93">paid_so_far</text:p>
        </text:list-item>
        <text:list-item>
          <text:p text:style-name="P93">required_minimum (kutoka FeePolicy)</text:p>
        </text:list-item>
        <text:list-item>
          <text:p text:style-name="P93"><text:soft-page-break/>remaining_to_minimum</text:p>
        </text:list-item>
        <text:list-item>
          <text:p text:style-name="P93">flags count / severity</text:p>
        </text:list-item>
      </text:list>
      <text:p text:style-name="Text_20_body">hii yote ni <text:span text:style-name="Strong_20_Emphasis">derived data</text:span>, haijawekwa manually. inahesabiwa kila wakati kwa logic ile ile.</text:p>
      <text:p text:style-name="Text_20_body">hapo ndipo database design inakuwa muhimu, lakini <text:span text:style-name="Strong_20_Emphasis">logic tayari iko safi</text:span> kabla ya kuchora tables.</text:p>
      <text:p text:style-name="Horizontal_20_Line"/>
      <text:h text:style-name="Heading_20_3" text:outline-level="3">5. nani anaingiza nini (role clarity)</text:h>
      <text:p text:style-name="Text_20_body">hii ni muhimu sana, na umeigusa kwa busara:</text:p>
      <text:list text:style-name="L72">
        <text:list-item>
          <text:p text:style-name="P94">finance / registry<text:line-break/>→ wanaingiza na kusimamia <text:span text:style-name="Strong_20_Emphasis">Fee Policies</text:span></text:p>
        </text:list-item>
        <text:list-item>
          <text:p text:style-name="P94">student<text:line-break/>→ ana-submit <text:span text:style-name="Strong_20_Emphasis">payment evidence</text:span></text:p>
        </text:list-item>
        <text:list-item>
          <text:p text:style-name="P94">system<text:line-break/>→ inafanya <text:span text:style-name="Strong_20_Emphasis">comparison, aggregation, status</text:span></text:p>
        </text:list-item>
        <text:list-item>
          <text:p text:style-name="P94">finance (tena)<text:line-break/>→ wana-approve / flag / override pale panapohitajika</text:p>
        </text:list-item>
      </text:list>
      <text:p text:style-name="Text_20_body">hakuna role inayovuka mpaka wake. hiyo ndiyo system salama.</text:p>
      <text:p text:style-name="Horizontal_20_Line"/>
      <text:h text:style-name="Heading_20_3" text:outline-level="3">6. kuhusu future updates na upgrades</text:h>
      <text:p text:style-name="Text_20_body">hii system ukijenga vibaya, kila mwaka utakuwa una-edit code.<text:line-break/>ukijenga vizuri, kila mwaka unaongeza <text:span text:style-name="Strong_20_Emphasis">data tu</text:span>.</text:p>
      <text:p text:style-name="Text_20_body">kanuni moja ya dhahabu hapa:</text:p>
      <text:p text:style-name="Quotations"><text:span text:style-name="Emphasis">Never hard-code fees, thresholds, or exam rules.</text:span></text:p>
      <text:p text:style-name="Text_20_body">kila kitu ni data-driven. hata kama UI ni mbaya mwanzo, akili ya nyuma iwe safi.</text:p>
      <text:p text:style-name="Horizontal_20_Line"/>
      <text:p text:style-name="Text_20_body">kwa hiyo, kabla hata ya kuchora database:<text:line-break/>tumekubaliana kwamba system ina layers tatu za ukweli:</text:p>
      <text:list text:style-name="L73">
        <text:list-item>
          <text:p text:style-name="P95">policies (truths za chuo)</text:p>
        </text:list-item>
        <text:list-item>
          <text:p text:style-name="P95">payments (truths za mwanafunzi)</text:p>
        </text:list-item>
        <text:list-item>
          <text:p text:style-name="P95">derived states (truths za system)</text:p>
        </text:list-item>
      </text:list>
      <text:p text:style-name="Text_20_body">hii ikikaa sawa, kuchora entities kunakuwa almost mechanical, si ubunifu tena.</text:p>
      <text:p text:style-name="Text_20_body">next time tukianza:</text:p>
      <text:list text:style-name="L74">
        <text:list-item>
          <text:p text:style-name="P96">tutachora entities kwa kufuata hizi layers</text:p>
        </text:list-item>
        <text:list-item>
          <text:p text:style-name="P96">kisha tuta-test changamoto zako dhidi ya hizo entities</text:p>
        </text:list-item>
        <text:list-item>
          <text:p text:style-name="P96"><text:soft-page-break/>ndipo NOT-CALM PHASE itaingia naturally, si kwa kulazimishwa</text:p>
        </text:list-item>
      </text:list>
      <text:p text:style-name="Text_20_body">hapa umefanya thinking ya architect, si ya coder tu.</text:p>
      <text:p text:style-name="P7"><text:span text:style-name="T6"/></text:p>
      <text:p text:style-name="P20">SWALI:</text:p>
      <text:p text:style-name="P18">so ni vizuri zaid hii system kuanzishwa at the beginning of the university year and beginning of the semester1 inorder iwe concrete kuhusu malipo ya student binafsi.. </text:p>
      <text:p text:style-name="P18">sasa if it should be that way, then system lazima iwe na individual account ambayo inabidi afanye login inorder system ijue ina-deal na records zipi za student husika. <text:s/></text:p>
      <text:p text:style-name="P18"/>
      <text:p text:style-name="P18"/>
      <text:p text:style-name="P20">JIBU:</text:p>
      <text:p text:style-name="P98">ndiyo. hilo ulilosema ni <text:span text:style-name="Strong_20_Emphasis">sahihi kimfumo</text:span>, si opinion tu.</text:p>
      <text:p text:style-name="Text_20_body">ukiianzisha katikati ya mwaka au katikati ya semester, system italazimika ku-<text:span text:style-name="Emphasis">assume</text:span> mambo mengi. assumptions ndizo adui wa financial systems. ukiianza <text:span text:style-name="Strong_20_Emphasis">mwanzoni mwa academic year + semester 1</text:span>, system inakuwa na kitu muhimu sana: <text:span text:style-name="Strong_20_Emphasis">clean origin point</text:span>.</text:p>
      <text:p text:style-name="Text_20_body">sasa tuivue polepole, bila kuruka hatua.</text:p>
      <text:p text:style-name="Horizontal_20_Line"/>
      <text:h text:style-name="Heading_20_3" text:outline-level="3">1. kwa nini mwanzo wa mwaka/semester ni muhimu sana</text:h>
      <text:p text:style-name="Text_20_body">ukianza mwanzo:</text:p>
      <text:list text:style-name="L75">
        <text:list-item>
          <text:p text:style-name="P99">kila malipo ya mwanafunzi yanaingia kwenye system tangu zero</text:p>
        </text:list-item>
        <text:list-item>
          <text:p text:style-name="P99">hakuna “historical guesswork”</text:p>
        </text:list-item>
        <text:list-item>
          <text:p text:style-name="P99">total paid = ukweli, si approximation</text:p>
        </text:list-item>
        <text:list-item>
          <text:p text:style-name="P99">finance wanapata confidence mapema</text:p>
        </text:list-item>
      </text:list>
      <text:p text:style-name="Text_20_body">ukiianza katikati:</text:p>
      <text:list text:style-name="L76">
        <text:list-item>
          <text:p text:style-name="P100">lazima uingize opening balances manually</text:p>
        </text:list-item>
        <text:list-item>
          <text:p text:style-name="P100">errors za mwanzo zinaishi maisha yote ya system</text:p>
        </text:list-item>
        <text:list-item>
          <text:p text:style-name="P100">trust inachelewa kujengwa</text:p>
        </text:list-item>
      </text:list>
      <text:p text:style-name="Text_20_body">kwa hiyo kimuundo:</text:p>
      <text:p text:style-name="Quotations"><text:span text:style-name="Strong_20_Emphasis">year start = system reset boundary (logical, si data deletion)</text:span></text:p>
      <text:p text:style-name="Horizontal_20_Line"/>
      <text:h text:style-name="Heading_20_3" text:outline-level="3">2. kuhusu individual accounts (login)</text:h>
      <text:p text:style-name="Text_20_body">hapa pia uko sahihi, lakini kuna nuance muhimu.</text:p>
      <text:p text:style-name="Text_20_body">system <text:span text:style-name="Strong_20_Emphasis">haiwezi</text:span> kuwa:</text:p>
      <text:list text:style-name="L77">
        <text:list-item>
          <text:p text:style-name="P101">spreadsheet ya receipts</text:p>
        </text:list-item>
        <text:list-item>
          <text:p text:style-name="P101">wala shared dashboard bila identity</text:p>
        </text:list-item>
      </text:list>
      <text:p text:style-name="Text_20_body"><text:soft-page-break/>lazima ijue:</text:p>
      <text:p text:style-name="Quotations">“hii taarifa ni ya nani, na nani ana haki ya kuiona/kuihariri”</text:p>
      <text:p text:style-name="Text_20_body">kwa hiyo <text:span text:style-name="Strong_20_Emphasis">identity layer</text:span> ni must-have, sio feature ya baadaye.</text:p>
      <text:p text:style-name="Text_20_body">lakini sasa, <text:span text:style-name="Emphasis">aina</text:span> ya account ni muhimu zaidi kuliko kuwepo kwake tu.</text:p>
      <text:p text:style-name="Horizontal_20_Line"/>
      <text:h text:style-name="Heading_20_3" text:outline-level="3">3. student account: inawakilisha nini</text:h>
      <text:p text:style-name="Text_20_body">student account <text:span text:style-name="Strong_20_Emphasis">haiwakilishi mtu tu</text:span>, inawakilisha:</text:p>
      <text:list text:style-name="L78">
        <text:list-item>
          <text:p text:style-name="P102">registration number</text:p>
        </text:list-item>
        <text:list-item>
          <text:p text:style-name="P102">course</text:p>
        </text:list-item>
        <text:list-item>
          <text:p text:style-name="P102">academic year</text:p>
        </text:list-item>
        <text:list-item>
          <text:p text:style-name="P102">current semester</text:p>
        </text:list-item>
      </text:list>
      <text:p text:style-name="Text_20_body">hiyo inamaanisha:</text:p>
      <text:list text:style-name="L79">
        <text:list-item>
          <text:p text:style-name="P103">ukibadilisha semester, account haifutwi</text:p>
        </text:list-item>
        <text:list-item>
          <text:p text:style-name="P103">system inabadilisha <text:span text:style-name="Emphasis">context</text:span> ya account</text:p>
        </text:list-item>
      </text:list>
      <text:p text:style-name="Text_20_body">kwa maneno mengine:</text:p>
      <text:p text:style-name="Quotations">account ni permanent, data ni seasonal</text:p>
      <text:p text:style-name="Text_20_body">hii inalinda history ya mwanafunzi bila kuchanganya semesters.</text:p>
      <text:p text:style-name="Horizontal_20_Line"/>
      <text:h text:style-name="Heading_20_3" text:outline-level="3">4. login haipo kwa ajili ya security tu</text:h>
      <text:p text:style-name="Text_20_body">watu wengi hufikiria login = password + username. hapa ni shallow view.</text:p>
      <text:p text:style-name="Text_20_body">kwenye system yako, login inasaidia:</text:p>
      <text:list text:style-name="L80">
        <text:list-item>
          <text:p text:style-name="P104">ku-link receipts zote kwa student mmoja</text:p>
        </text:list-item>
        <text:list-item>
          <text:p text:style-name="P104">kuzuia student ku-submit chini ya jina la mwingine</text:p>
        </text:list-item>
        <text:list-item>
          <text:p text:style-name="P104">kuweka audit trail (nani ali-submit nini, lini)</text:p>
        </text:list-item>
        <text:list-item>
          <text:p text:style-name="P104">kuweka mipaka ya “ninaona nini”</text:p>
        </text:list-item>
      </text:list>
      <text:p text:style-name="Text_20_body">bila login:</text:p>
      <text:list text:style-name="L81">
        <text:list-item>
          <text:p text:style-name="P105">receipts zinaweza kupotea</text:p>
        </text:list-item>
        <text:list-item>
          <text:p text:style-name="P105">finance hawawezi kumwamini system</text:p>
        </text:list-item>
        <text:list-item>
          <text:p text:style-name="P105">flags zinakuwa hazina owner</text:p>
        </text:list-item>
      </text:list>
      <text:p text:style-name="Horizontal_20_Line"/>
      <text:h text:style-name="Heading_20_3" text:outline-level="3"><text:soft-page-break/>5. lakini tahadhari muhimu (usikose hapa)</text:h>
      <text:p text:style-name="Text_20_body">student <text:span text:style-name="Strong_20_Emphasis">hapaswi</text:span> kuwa na uwezo wa:</text:p>
      <text:list text:style-name="L82">
        <text:list-item>
          <text:p text:style-name="P106">ku-edit fee policies</text:p>
        </text:list-item>
        <text:list-item>
          <text:p text:style-name="P106">ku-edit approved payments</text:p>
        </text:list-item>
        <text:list-item>
          <text:p text:style-name="P106">kuamua eligibility yake</text:p>
        </text:list-item>
      </text:list>
      <text:p text:style-name="Text_20_body">student ana:</text:p>
      <text:list text:style-name="L83">
        <text:list-item>
          <text:p text:style-name="P107">kuona status</text:p>
        </text:list-item>
        <text:list-item>
          <text:p text:style-name="P107">ku-submit evidence</text:p>
        </text:list-item>
        <text:list-item>
          <text:p text:style-name="P107">kuona feedback dhaifu (kama tulivyokubaliana)</text:p>
        </text:list-item>
      </text:list>
      <text:p text:style-name="Text_20_body">authority bado iko finance.</text:p>
      <text:p text:style-name="Horizontal_20_Line"/>
      <text:h text:style-name="Heading_20_3" text:outline-level="3">6. je, login ni lazima iwe complex mwanzo?</text:h>
      <text:p text:style-name="Text_20_body">hapana.</text:p>
      <text:p text:style-name="Text_20_body">kwa version ya mwanzo (A):</text:p>
      <text:list text:style-name="L84">
        <text:list-item>
          <text:p text:style-name="P108">simple authentication (reg no + password)</text:p>
        </text:list-item>
        <text:list-item>
          <text:p text:style-name="P108">au reg no + OTP/email (ikiwa infrastructure ipo)</text:p>
        </text:list-item>
      </text:list>
      <text:p text:style-name="Text_20_body">usijaribu kuanza na SSO, biometrics, au mambo mazito.<text:line-break/><text:span text:style-name="Strong_20_Emphasis">trust ya logic ni muhimu kuliko strength ya auth mwanzo</text:span>.</text:p>
      <text:p text:style-name="Horizontal_20_Line"/>
      <text:h text:style-name="Heading_20_3" text:outline-level="3">7. kimantiki tumekubaliana nini mpaka hapa</text:h>
      <text:p text:style-name="Text_20_body">tukifunga hii sehemu:</text:p>
      <text:list text:style-name="L85">
        <text:list-item>
          <text:p text:style-name="P109">system ianze mwanzo wa academic year / semester 1</text:p>
        </text:list-item>
        <text:list-item>
          <text:p text:style-name="P109">kila student awe na <text:span text:style-name="Strong_20_Emphasis">individual account</text:span></text:p>
        </text:list-item>
        <text:list-item>
          <text:p text:style-name="P109">account ni permanent, semesters ni contexts</text:p>
        </text:list-item>
        <text:list-item>
          <text:p text:style-name="P109">finance wana-own policies, si student</text:p>
        </text:list-item>
        <text:list-item>
          <text:p text:style-name="P109">login ni lazima kwa integrity ya records</text:p>
        </text:list-item>
      </text:list>
      <text:p text:style-name="Text_20_body">hii inatupeleka hatua inayofuata naturally:</text:p>
      <text:p text:style-name="Quotations">kuchora <text:span text:style-name="Strong_20_Emphasis">entities zinazohusiana na identity + academic structure</text:span></text:p>
      <text:p text:style-name="Text_20_body">sasa database haianzi na “payments”, inaanzia na <text:span text:style-name="Strong_20_Emphasis">who + when + under which rules</text:span>.</text:p>
      <text:p text:style-name="Text_20_body">hapo ndipo system inakuwa imara hata kabla ya NOT-CALM PHASE kuanza kufanya kelele zake.</text:p>
      <text:p text:style-name="P22"/>
      <text:p text:style-name="P22"/>
      <text:p text:style-name="P20"><text:soft-page-break/>SWALI:</text:p>
      <text:p text:style-name="P18">also kwa upande wa student+system there is presence ya accounts.. what about kwa ule upande wa display au read-only wa finance+system? kule bado sjapata full imagination itakuaje</text:p>
      <text:p text:style-name="P18"/>
      <text:p text:style-name="P20">JIBU:</text:p>
      <text:p text:style-name="P98">hili swali ni zito, na linaonyesha unaanza kufikiria <text:span text:style-name="Strong_20_Emphasis">kama system architect</text:span>, si kama coder tu. twende taratibu, kwa picha ya kiakili kabla ya mistari ya code.</text:p>
      <text:p text:style-name="Horizontal_20_Line"/>
      <text:h text:style-name="Heading_20_3" text:outline-level="3">1. finance <text:span text:style-name="Emphasis">hawahitaji</text:span> “account” kama ya student</text:h>
      <text:p text:style-name="Text_20_body">hapa kuna kosa watu wengi hufanya:<text:line-break/>kufikiri kila anayegusa system lazima awe na full account.</text:p>
      <text:p text:style-name="Text_20_body">kwa upande wa finance + system, tulikubaliana strategy <text:span text:style-name="Strong_20_Emphasis">A → A+ → C</text:span>, kwa hiyo:</text:p>
      <text:list text:style-name="L86">
        <text:list-item>
          <text:p text:style-name="P110">mwanzo <text:span text:style-name="Strong_20_Emphasis">hawana login ya system</text:span></text:p>
        </text:list-item>
        <text:list-item>
          <text:p text:style-name="P110">hawabadilishi data</text:p>
        </text:list-item>
        <text:list-item>
          <text:p text:style-name="P110">hawaingizi chochote kwenye mfumo wa wanafunzi</text:p>
        </text:list-item>
      </text:list>
      <text:p text:style-name="Text_20_body">badala yake, wanapewa <text:span text:style-name="Strong_20_Emphasis">window ya kuangalia ukweli</text:span>, si ya kuingilia.</text:p>
      <text:p text:style-name="Horizontal_20_Line"/>
      <text:h text:style-name="Heading_20_3" text:outline-level="3">2. sasa hiyo “window” inaonekanaje kiakili</text:h>
      <text:p text:style-name="Text_20_body">fikiria hivi:</text:p>
      <text:p text:style-name="Text_20_body">system yako ni kama <text:span text:style-name="Strong_20_Emphasis">kioo cha upande mmoja</text:span>.</text:p>
      <text:list text:style-name="L87">
        <text:list-item>
          <text:p text:style-name="P111">student anaingia ndani ya system (login)</text:p>
        </text:list-item>
        <text:list-item>
          <text:p text:style-name="P111">system inakusanya, inahesabu, inaflag</text:p>
        </text:list-item>
        <text:list-item>
          <text:p text:style-name="P111">finance wanaangalia kupitia kioo</text:p>
        </text:list-item>
      </text:list>
      <text:p text:style-name="Text_20_body">finance hawaoni system nzima. wanaona:</text:p>
      <text:list text:style-name="L88">
        <text:list-item>
          <text:p text:style-name="P112">list</text:p>
        </text:list-item>
        <text:list-item>
          <text:p text:style-name="P112">summaries</text:p>
        </text:list-item>
        <text:list-item>
          <text:p text:style-name="P112">alerts</text:p>
        </text:list-item>
        <text:list-item>
          <text:p text:style-name="P112">flags</text:p>
        </text:list-item>
      </text:list>
      <text:p text:style-name="Text_20_body">sio forms, sio buttons za ku-edit.</text:p>
      <text:p text:style-name="Horizontal_20_Line"/>
      <text:h text:style-name="Heading_20_3" text:outline-level="3">3. finance wanaona nini hasa (read-only core)</text:h>
      <text:p text:style-name="Text_20_body">kwa display ya finance (A-level), kuna ngazi 3 za kuona:</text:p>
      <text:p text:style-name="Text_20_body"><text:span text:style-name="Strong_20_Emphasis">ngazi ya 1: overview</text:span></text:p>
      <text:list text:style-name="L89">
        <text:list-item>
          <text:p text:style-name="P113">idadi ya students wali-reach minimum</text:p>
        </text:list-item>
        <text:list-item>
          <text:p text:style-name="P113"><text:soft-page-break/>idadi walio karibu</text:p>
        </text:list-item>
        <text:list-item>
          <text:p text:style-name="P113">idadi wenye flags</text:p>
        </text:list-item>
        <text:list-item>
          <text:p text:style-name="P113">idadi ya receipts mpya zisizoangaliwa</text:p>
        </text:list-item>
      </text:list>
      <text:p text:style-name="Text_20_body">hii inawasaidia kupanga kazi kabla kelele hazijaanza.</text:p>
      <text:p text:style-name="Text_20_body"><text:span text:style-name="Strong_20_Emphasis">ngazi ya 2: list view</text:span><text:line-break/>kwa kila student:</text:p>
      <text:list text:style-name="L90">
        <text:list-item>
          <text:p text:style-name="P114">reg number</text:p>
        </text:list-item>
        <text:list-item>
          <text:p text:style-name="P114">course</text:p>
        </text:list-item>
        <text:list-item>
          <text:p text:style-name="P114">total paid (numeric)</text:p>
        </text:list-item>
        <text:list-item>
          <text:p text:style-name="P114">remaining amount</text:p>
        </text:list-item>
        <text:list-item>
          <text:p text:style-name="P114">status (ok / near / flagged)</text:p>
        </text:list-item>
        <text:list-item>
          <text:p text:style-name="P114">last submission date</text:p>
        </text:list-item>
      </text:list>
      <text:p text:style-name="Text_20_body">hakuna story, hakuna justification. numbers + state.</text:p>
      <text:p text:style-name="Text_20_body"><text:span text:style-name="Strong_20_Emphasis">ngazi ya 3: detail view (read-only)</text:span><text:line-break/>finance wakibonyeza student:</text:p>
      <text:list text:style-name="L91">
        <text:list-item>
          <text:p text:style-name="P115">details alizoingiza student</text:p>
        </text:list-item>
        <text:list-item>
          <text:p text:style-name="P115">receipt image/pdf</text:p>
        </text:list-item>
        <text:list-item>
          <text:p text:style-name="P115">system notes (auto flags)</text:p>
        </text:list-item>
        <text:list-item>
          <text:p text:style-name="P115">timestamps</text:p>
        </text:list-item>
      </text:list>
      <text:p text:style-name="Text_20_body">lakini:</text:p>
      <text:list text:style-name="L92">
        <text:list-item>
          <text:p text:style-name="P116">hawawezi kubadilisha text</text:p>
        </text:list-item>
        <text:list-item>
          <text:p text:style-name="P116">hawawezi “approve” officially (kwa A)</text:p>
        </text:list-item>
        <text:list-item>
          <text:p text:style-name="P116">hawawezi kuandika maamuzi</text:p>
        </text:list-item>
      </text:list>
      <text:p text:style-name="Text_20_body">wanaangalia tu ukweli uliopo.</text:p>
      <text:p text:style-name="Horizontal_20_Line"/>
      <text:h text:style-name="Heading_20_3" text:outline-level="3">4. kwa nini hii inatosha mwanzo</text:h>
      <text:p text:style-name="Text_20_body">hii setup:</text:p>
      <text:list text:style-name="L93">
        <text:list-item>
          <text:p text:style-name="P117">inawapa finance visibility bila kuwapa power</text:p>
        </text:list-item>
        <text:list-item>
          <text:p text:style-name="P117">inajenga trust polepole</text:p>
        </text:list-item>
        <text:list-item>
          <text:p text:style-name="P117">inapunguza hofu ya “system inatuibia mamlaka”</text:p>
        </text:list-item>
      </text:list>
      <text:p text:style-name="Text_20_body">kumbuka: watu wa finance si adui wa automation, ni adui wa <text:span text:style-name="Strong_20_Emphasis">kupoteza control</text:span>.</text:p>
      <text:p text:style-name="Horizontal_20_Line"/>
      <text:h text:style-name="Heading_20_3" text:outline-level="3"><text:soft-page-break/>5. vipi kuhusu identity ya finance bila account</text:h>
      <text:p text:style-name="Text_20_body">hapa kuna ujanja wa kimfumo.</text:p>
      <text:p text:style-name="Text_20_body">kwa A:</text:p>
      <text:list text:style-name="L94">
        <text:list-item>
          <text:p text:style-name="P118">system inarekodi <text:span text:style-name="Emphasis">kwamba taarifa iliangaliwa</text:span></text:p>
        </text:list-item>
        <text:list-item>
          <text:p text:style-name="P118">lakini hairekodi <text:span text:style-name="Emphasis">ni nani</text:span></text:p>
        </text:list-item>
      </text:list>
      <text:p text:style-name="Text_20_body">mfano:</text:p>
      <text:p text:style-name="Quotations">“Receipt #124 viewed by finance on 2026-02-03 11:42”</text:p>
      <text:p text:style-name="Text_20_body">hakuna jina, hakuna user.</text:p>
      <text:p text:style-name="Text_20_body">hii:</text:p>
      <text:list text:style-name="L95">
        <text:list-item>
          <text:p text:style-name="P119">inalinda simplicity</text:p>
        </text:list-item>
        <text:list-item>
          <text:p text:style-name="P119">inaepusha siasa za ndani</text:p>
        </text:list-item>
        <text:list-item>
          <text:p text:style-name="P119">bado inasaidia audit ya basic</text:p>
        </text:list-item>
      </text:list>
      <text:p text:style-name="Horizontal_20_Line"/>
      <text:h text:style-name="Heading_20_3" text:outline-level="3">6. A+ inakuja wapi (taratibu)</text:h>
      <text:p text:style-name="Text_20_body">baada ya finance kuzoea kuona system:</text:p>
      <text:p text:style-name="Text_20_body">A+ huongeza:</text:p>
      <text:list text:style-name="L96">
        <text:list-item>
          <text:p text:style-name="P120">internal notes (hidden from students)</text:p>
        </text:list-item>
        <text:list-item>
          <text:p text:style-name="P120">flags kuweza kubadilishwa (suspect → ok)</text:p>
        </text:list-item>
        <text:list-item>
          <text:p text:style-name="P120">simple role (finance_viewer, finance_reviewer)</text:p>
        </text:list-item>
      </text:list>
      <text:p text:style-name="Text_20_body">lakini bado:</text:p>
      <text:list text:style-name="L97">
        <text:list-item>
          <text:p text:style-name="P121">student haoni approvals</text:p>
        </text:list-item>
        <text:list-item>
          <text:p text:style-name="P121">system haibadilishi sheria</text:p>
        </text:list-item>
      </text:list>
      <text:p text:style-name="Horizontal_20_Line"/>
      <text:h text:style-name="Heading_20_3" text:outline-level="3">7. tofauti muhimu sana: display ≠ decision</text:h>
      <text:p text:style-name="Text_20_body">system yako <text:span text:style-name="Strong_20_Emphasis">haitoi ruhusa ya mtihani</text:span>.</text:p>
      <text:p text:style-name="Text_20_body">system inasema:</text:p>
      <text:p text:style-name="Quotations">“kulingana na records hizi, huyu yuko hapa”</text:p>
      <text:p text:style-name="Text_20_body">decision bado iko:</text:p>
      <text:list text:style-name="L98">
        <text:list-item>
          <text:p text:style-name="P122">kwa finance</text:p>
        </text:list-item>
        <text:list-item>
          <text:p text:style-name="P122">au kwa printed examination card process</text:p>
        </text:list-item>
      </text:list>
      <text:p text:style-name="Text_20_body">hii ndiyo inafanya system ikubalike kiutamaduni.</text:p>
      <text:p text:style-name="Horizontal_20_Line"><text:soft-page-break/></text:p>
      <text:h text:style-name="Heading_20_3" text:outline-level="3">8. picha ya mwisho ya akili</text:h>
      <text:list text:style-name="L99">
        <text:list-item>
          <text:p text:style-name="P123">student side: interactive, accounts, submissions</text:p>
        </text:list-item>
        <text:list-item>
          <text:p text:style-name="P123">system core: logic, validation, flags</text:p>
        </text:list-item>
        <text:list-item>
          <text:p text:style-name="P123">finance side: dashboard, read-only, truth mirror</text:p>
        </text:list-item>
      </text:list>
      <text:p text:style-name="Text_20_body">hakuna upande unao-overpower mwingine.</text:p>
      <text:p text:style-name="Horizontal_20_Line"/>
      <text:p text:style-name="Text_20_body">hapa tayari tumeshajenga:</text:p>
      <text:list text:style-name="L100">
        <text:list-item>
          <text:p text:style-name="P124">identity model</text:p>
        </text:list-item>
        <text:list-item>
          <text:p text:style-name="P124">trust model</text:p>
        </text:list-item>
        <text:list-item>
          <text:p text:style-name="P124">visibility model</text:p>
        </text:list-item>
      </text:list>
      <text:p text:style-name="Text_20_body">hatua inayofuata kwa mantiki ni:</text:p>
      <text:p text:style-name="Quotations">kuchora <text:span text:style-name="Strong_20_Emphasis">entities za system + mahusiano yao</text:span>, tukijua sasa nani anaona nini na kwa kiwango gani</text:p>
      <text:p text:style-name="Text_20_body">hapo ndipo database yako inaanza kuwa <text:span text:style-name="Strong_20_Emphasis">akili ya system</text:span>, sio storage tu.</text:p>
      <text:p text:style-name="P22"/>
      <text:p text:style-name="P22"/>
      <text:p text:style-name="P20">SWALI:</text:p>
      <text:p text:style-name="P18">wait.. if finance hawana sehemu ya kuverify au kuapprove kwenye finance+system side then how will the system be notified and be able to generate the feedback kwa student+system side kwamba receipt yako imeonwa na labda imekuwa verified(its that more direct right?... okay nmesahau au sjaelewa vzuri this part au labda hujaeleza kuhusu hili jambo hapa)</text:p>
      <text:p text:style-name="P18"/>
      <text:p text:style-name="P20">JIBU:</text:p>
      <text:p text:style-name="P98">hapa umefika kwenye <text:span text:style-name="Strong_20_Emphasis">kiini halisi cha mvutano</text:span> kati ya automation na mamlaka ya binadamu. swali lako ni sahihi kabisa, na jibu lake lina nuance kubwa. twende polepole, bila kuruka hatua.</text:p>
      <text:p text:style-name="Horizontal_20_Line"/>
      <text:h text:style-name="Heading_20_2" text:outline-level="2">1. jambo muhimu kabisa:</text:h>
      <text:p text:style-name="Text_20_body"><text:span text:style-name="Strong_20_Emphasis">“kuonwa” ≠ “ku-approve”</text:span></text:p>
      <text:p text:style-name="Text_20_body">hii distinction ndiyo uti wa mgongo wa system yako.</text:p>
      <text:list text:style-name="L101">
        <text:list-item>
          <text:p text:style-name="P125">kuonwa: fact ya kihistoria (event)</text:p>
        </text:list-item>
        <text:list-item>
          <text:p text:style-name="P125">ku-approve: uamuzi wa kifedha (authority)</text:p>
        </text:list-item>
      </text:list>
      <text:p text:style-name="Text_20_body">system inaweza kushughulikia la kwanza kikamilifu bila kugusa la pili.</text:p>
      <text:p text:style-name="Horizontal_20_Line"/>
      <text:h text:style-name="Heading_20_2" text:outline-level="2"><text:soft-page-break/>2. basi system inajuaje “receipt imeonwa”?</text:h>
      <text:p text:style-name="Text_20_body">hii ni technical, sio administrative.</text:p>
      <text:p text:style-name="Text_20_body">kila kitu finance wanachofanya kwenye dashboard (hata read-only) kinaacha <text:span text:style-name="Strong_20_Emphasis">event trail</text:span>.</text:p>
      <text:p text:style-name="Text_20_body">mfano:</text:p>
      <text:list text:style-name="L102">
        <text:list-item>
          <text:p text:style-name="P126">finance anafungua detail ya student</text:p>
        </text:list-item>
        <text:list-item>
          <text:p text:style-name="P126">anabofya receipt image</text:p>
        </text:list-item>
        <text:list-item>
          <text:p text:style-name="P126">anasoma</text:p>
        </text:list-item>
      </text:list>
      <text:p text:style-name="Text_20_body">system inaandika:</text:p>
      <text:p text:style-name="Preformatted_20_Text"><text:span text:style-name="Source_20_Text">EVENT:</text:span></text:p>
      <text:p text:style-name="Preformatted_20_Text"><text:span text:style-name="Source_20_Text">type: receipt_viewed</text:span></text:p>
      <text:p text:style-name="Preformatted_20_Text"><text:span text:style-name="Source_20_Text">receipt_id: 3812</text:span></text:p>
      <text:p text:style-name="Preformatted_20_Text"><text:span text:style-name="Source_20_Text">timestamp: 2026-02-03 11:42</text:span></text:p>
      <text:p text:style-name="P15"><text:span text:style-name="Source_20_Text">actor: finance_view</text:span></text:p>
      <text:p text:style-name="Text_20_body">hakuna approval. hakuna decision. ni tukio tu.</text:p>
      <text:p text:style-name="Horizontal_20_Line"/>
      <text:h text:style-name="Heading_20_2" text:outline-level="2">3. feedback kwa student: indirect, not declarative</text:h>
      <text:p text:style-name="Text_20_body">system <text:span text:style-name="Strong_20_Emphasis">hairuhusiwi kusema</text:span>:</text:p>
      <text:p text:style-name="Quotations">“receipt yako ime-verified”</text:p>
      <text:p text:style-name="Text_20_body">lakini <text:span text:style-name="Strong_20_Emphasis">inaruhusiwa kusema</text:span>:</text:p>
      <text:p text:style-name="Quotations">“receipt yako imepitiwa na ofisi ya fedha”</text:p>
      <text:p text:style-name="Text_20_body">hii ni tofauti ya maneno, lakini kisheria na kiutamaduni ni dunia mbili tofauti.</text:p>
      <text:p text:style-name="Text_20_body">student display inaweza kusema:</text:p>
      <text:list text:style-name="L103">
        <text:list-item>
          <text:p text:style-name="P127">“submitted”</text:p>
        </text:list-item>
        <text:list-item>
          <text:p text:style-name="P127">“in review”</text:p>
        </text:list-item>
        <text:list-item>
          <text:p text:style-name="P127">“reviewed”</text:p>
        </text:list-item>
      </text:list>
      <text:p text:style-name="Text_20_body">lakini <text:span text:style-name="Strong_20_Emphasis">sio</text:span>:</text:p>
      <text:list text:style-name="L104">
        <text:list-item>
          <text:p text:style-name="P128">“approved”</text:p>
        </text:list-item>
        <text:list-item>
          <text:p text:style-name="P128">“accepted”</text:p>
        </text:list-item>
        <text:list-item>
          <text:p text:style-name="P128">“cleared”</text:p>
        </text:list-item>
      </text:list>
      <text:p text:style-name="Horizontal_20_Line"/>
      <text:h text:style-name="Heading_20_2" text:outline-level="2">4. basi verification inatokea wapi kweli?</text:h>
      <text:p text:style-name="Text_20_body">verification halisi bado inatokea:</text:p>
      <text:list text:style-name="L105">
        <text:list-item>
          <text:p text:style-name="P129"><text:soft-page-break/>ana kwa ana finance office</text:p>
        </text:list-item>
        <text:list-item>
          <text:p text:style-name="P129">au kupitia printed examination card</text:p>
        </text:list-item>
      </text:list>
      <text:p text:style-name="Text_20_body">system haichukui nafasi hiyo.</text:p>
      <text:p text:style-name="Text_20_body">system:</text:p>
      <text:list text:style-name="L106">
        <text:list-item>
          <text:p text:style-name="P130">inapunguza uncertainty</text:p>
        </text:list-item>
        <text:list-item>
          <text:p text:style-name="P130">inapunguza foleni</text:p>
        </text:list-item>
        <text:list-item>
          <text:p text:style-name="P130">inapunguza panic</text:p>
        </text:list-item>
      </text:list>
      <text:p text:style-name="Text_20_body">lakini haichukui muhuri.</text:p>
      <text:p text:style-name="Horizontal_20_Line"/>
      <text:h text:style-name="Heading_20_2" text:outline-level="2">5. kwa nini hii ni busara (na salama)</text:h>
      <text:p text:style-name="Text_20_body">kama system ingekuwa na button ya:</text:p>
      <text:p text:style-name="Quotations">“approve receipt”</text:p>
      <text:p text:style-name="Text_20_body">basi:</text:p>
      <text:list text:style-name="L107">
        <text:list-item>
          <text:p text:style-name="P131">system ingeonekana kama financial authority</text:p>
        </text:list-item>
        <text:list-item>
          <text:p text:style-name="P131">finance wangekuwa defensive</text:p>
        </text:list-item>
        <text:list-item>
          <text:p text:style-name="P131">legal risk ingekuwa kubwa</text:p>
        </text:list-item>
      </text:list>
      <text:p text:style-name="Text_20_body">kwa kuifanya:</text:p>
      <text:list text:style-name="L108">
        <text:list-item>
          <text:p text:style-name="P132">feedback iwe <text:span text:style-name="Strong_20_Emphasis">event-based</text:span></text:p>
        </text:list-item>
        <text:list-item>
          <text:p text:style-name="P132">status iwe <text:span text:style-name="Strong_20_Emphasis">descriptive</text:span></text:p>
        </text:list-item>
        <text:list-item>
          <text:p text:style-name="P132">decision ibaki nje ya system</text:p>
        </text:list-item>
      </text:list>
      <text:p text:style-name="Text_20_body">unapata automation bila mapinduzi.</text:p>
      <text:p text:style-name="Horizontal_20_Line"/>
      <text:h text:style-name="Heading_20_2" text:outline-level="2">6. lakini student anafaidika vipi kama hakuna approval?</text:h>
      <text:p text:style-name="Text_20_body">student anapata:</text:p>
      <text:list text:style-name="L109">
        <text:list-item>
          <text:p text:style-name="P133">uhakika kuwa taarifa zake zimefika</text:p>
        </text:list-item>
        <text:list-item>
          <text:p text:style-name="P133">uhakika kuwa zimeonekana</text:p>
        </text:list-item>
        <text:list-item>
          <text:p text:style-name="P133">uhakika kuwa hakuna “zimemezwa na system”</text:p>
        </text:list-item>
      </text:list>
      <text:p text:style-name="Text_20_body">hii kisaikolojia inapunguza chaos sana.</text:p>
      <text:p text:style-name="Horizontal_20_Line"/>
      <text:h text:style-name="Heading_20_2" text:outline-level="2"><text:soft-page-break/>7. A+ ndipo approval <text:span text:style-name="Emphasis">ndogo sana</text:span> inaweza kuingia</text:h>
      <text:p text:style-name="Text_20_body">baadaye (si sasa):</text:p>
      <text:list text:style-name="L110">
        <text:list-item>
          <text:p text:style-name="P134">finance wanaweza kuweka internal mark: ok / suspect</text:p>
        </text:list-item>
        <text:list-item>
          <text:p text:style-name="P134">student bado haoni hiyo mark</text:p>
        </text:list-item>
        <text:list-item>
          <text:p text:style-name="P134">system inaweza kubadilisha priority</text:p>
        </text:list-item>
      </text:list>
      <text:p text:style-name="Text_20_body">mfano:</text:p>
      <text:list text:style-name="L111">
        <text:list-item>
          <text:p text:style-name="P135">“ok” → student hatakiwi kukimbilia finance</text:p>
        </text:list-item>
        <text:list-item>
          <text:p text:style-name="P135">“suspect” → student anaitwa</text:p>
        </text:list-item>
      </text:list>
      <text:p text:style-name="Text_20_body">lakini bado hakuna “approved for exam” inside system.</text:p>
      <text:p text:style-name="Horizontal_20_Line"/>
      <text:h text:style-name="Heading_20_2" text:outline-level="2">8. sentensi moja ya kukumbuka</text:h>
      <text:p text:style-name="Quotations"><text:span text:style-name="Strong_20_Emphasis">system inathibitisha kuwa taarifa imepitiwa, sio kuwa malipo yamekubaliwa.</text:span></text:p>
      <text:p text:style-name="Text_20_body">ukivuka mstari huo mapema, system itakataliwa.</text:p>
      <text:p text:style-name="Horizontal_20_Line"/>
      <text:p text:style-name="Text_20_body">sasa ukiangalia tena swali lako, utaona:<text:line-break/>tulikuwa hatujakwepa verification — tulikuwa <text:span text:style-name="Strong_20_Emphasis">tunaiweka mahali sahihi</text:span>.</text:p>
      <text:p text:style-name="Text_20_body">hatua inayofuata, kimantiki:</text:p>
      <text:list text:style-name="L112">
        <text:list-item>
          <text:p text:style-name="P136">kuchora <text:span text:style-name="Strong_20_Emphasis">event model</text:span> (submission, view, flag)</text:p>
        </text:list-item>
        <text:list-item>
          <text:p text:style-name="P136">kisha kuiunganisha na <text:span text:style-name="Strong_20_Emphasis">student feedback states</text:span></text:p>
        </text:list-item>
      </text:list>
      <text:p text:style-name="Text_20_body">hapo ndipo logic inakuwa imara sana.</text:p>
      <text:p text:style-name="P22"/>
      <text:p text:style-name="P22"/>
      <text:p text:style-name="P20">SWALI:</text:p>
      <text:p text:style-name="P18">sawa tufanye hivo na pia turudie kuchora smart overall entities clearly and concrete pia. </text:p>
      <text:p text:style-name="P18"/>
      <text:p text:style-name="P20">JIBU:</text:p>
      <text:p text:style-name="P98">sawa. hapa sasa tunaacha mazungumzo ya hewani, tunaingia kwenye <text:span text:style-name="Strong_20_Emphasis">ramani ya mifupa ya system</text:span>. nitakuwa makini, nitachora entities kwa <text:span text:style-name="Strong_20_Emphasis">akili ya software engineer</text:span>, sio kwa jargon ya vitabu.</text:p>
      <text:p text:style-name="Text_20_body">nitagawa katika sehemu tatu:</text:p>
      <text:list text:style-name="L113">
        <text:list-item>
          <text:p text:style-name="P137">entities kuu</text:p>
        </text:list-item>
        <text:list-item>
          <text:p text:style-name="P137">mahusiano yao</text:p>
        </text:list-item>
        <text:list-item>
          <text:p text:style-name="P137">event + state model (kwa feedback)</text:p>
        </text:list-item>
      </text:list>
      <text:p text:style-name="Text_20_body">hakuna kitu cha kubahatisha hapa.</text:p>
      <text:p text:style-name="Horizontal_20_Line"/>
      <text:h text:style-name="Heading_20_2" text:outline-level="2"><text:soft-page-break/>1. ENTITIES KUU (overall, concrete)</text:h>
      <text:h text:style-name="Heading_20_3" text:outline-level="3">1. Student</text:h>
      <text:p text:style-name="Text_20_body">huyu ndiye mhimili wa system.</text:p>
      <text:p text:style-name="Text_20_body"><text:span text:style-name="Strong_20_Emphasis">core fields</text:span></text:p>
      <text:list text:style-name="L114">
        <text:list-item>
          <text:p text:style-name="P138">student_id (reg number)</text:p>
        </text:list-item>
        <text:list-item>
          <text:p text:style-name="P138">name</text:p>
        </text:list-item>
        <text:list-item>
          <text:p text:style-name="P138">course_id</text:p>
        </text:list-item>
        <text:list-item>
          <text:p text:style-name="P138">year_of_study</text:p>
        </text:list-item>
        <text:list-item>
          <text:p text:style-name="P138">semester_id</text:p>
        </text:list-item>
        <text:list-item>
          <text:p text:style-name="P138">account_status (active / suspended)</text:p>
        </text:list-item>
      </text:list>
      <text:p text:style-name="Text_20_body"><text:span text:style-name="Strong_20_Emphasis">notes</text:span></text:p>
      <text:list text:style-name="L115">
        <text:list-item>
          <text:p text:style-name="P139">hana fedha ndani ya system</text:p>
        </text:list-item>
        <text:list-item>
          <text:p text:style-name="P139">ana records tu</text:p>
        </text:list-item>
      </text:list>
      <text:p text:style-name="Horizontal_20_Line"/>
      <text:h text:style-name="Heading_20_3" text:outline-level="3">2. Course</text:h>
      <text:p text:style-name="Text_20_body">hapa ndipo fee logic inaanzia.</text:p>
      <text:p text:style-name="Text_20_body"><text:span text:style-name="Strong_20_Emphasis">fields</text:span></text:p>
      <text:list text:style-name="L116">
        <text:list-item>
          <text:p text:style-name="P140">course_id</text:p>
        </text:list-item>
        <text:list-item>
          <text:p text:style-name="P140">course_name</text:p>
        </text:list-item>
        <text:list-item>
          <text:p text:style-name="P140">faculty</text:p>
        </text:list-item>
        <text:list-item>
          <text:p text:style-name="P140">fee_scheme_id</text:p>
        </text:list-item>
      </text:list>
      <text:p text:style-name="Text_20_body">sababu:</text:p>
      <text:list text:style-name="L117">
        <text:list-item>
          <text:p text:style-name="P141">BCS na BIT wanaweza kushare fee_scheme</text:p>
        </text:list-item>
        <text:list-item>
          <text:p text:style-name="P141">medical course iwe na yake</text:p>
        </text:list-item>
      </text:list>
      <text:p text:style-name="Horizontal_20_Line"/>
      <text:h text:style-name="Heading_20_3" text:outline-level="3">3. FeeScheme</text:h>
      <text:p text:style-name="Text_20_body">hii ni entity muhimu sana kuliko inavyoonekana.</text:p>
      <text:p text:style-name="Text_20_body"><text:span text:style-name="Strong_20_Emphasis">fields</text:span></text:p>
      <text:list text:style-name="L118">
        <text:list-item>
          <text:p text:style-name="P142">fee_scheme_id</text:p>
        </text:list-item>
        <text:list-item>
          <text:p text:style-name="P142">academic_year</text:p>
        </text:list-item>
        <text:list-item>
          <text:p text:style-name="P142">semester</text:p>
        </text:list-item>
        <text:list-item>
          <text:p text:style-name="P142"><text:soft-page-break/>full_fee_amount</text:p>
        </text:list-item>
        <text:list-item>
          <text:p text:style-name="P142">minimum_exam_fee</text:p>
        </text:list-item>
        <text:list-item>
          <text:p text:style-name="P142">currency</text:p>
        </text:list-item>
        <text:list-item>
          <text:p text:style-name="P142">effective_from</text:p>
        </text:list-item>
        <text:list-item>
          <text:p text:style-name="P142">effective_to</text:p>
        </text:list-item>
      </text:list>
      <text:p text:style-name="Text_20_body">hii ndiyo:</text:p>
      <text:list text:style-name="L119">
        <text:list-item>
          <text:p text:style-name="P143">“pre-details” ulizouliza</text:p>
        </text:list-item>
        <text:list-item>
          <text:p text:style-name="P143">inaruhusu updates bila kuvunja records za zamani</text:p>
        </text:list-item>
      </text:list>
      <text:p text:style-name="Horizontal_20_Line"/>
      <text:h text:style-name="Heading_20_3" text:outline-level="3">4. StudentFeeAccount</text:h>
      <text:p text:style-name="Text_20_body">hii ndiyo “account” ya kweli ya mwanafunzi, lakini sio ya benki.</text:p>
      <text:p text:style-name="Text_20_body"><text:span text:style-name="Strong_20_Emphasis">fields</text:span></text:p>
      <text:list text:style-name="L120">
        <text:list-item>
          <text:p text:style-name="P144">account_id</text:p>
        </text:list-item>
        <text:list-item>
          <text:p text:style-name="P144">student_id</text:p>
        </text:list-item>
        <text:list-item>
          <text:p text:style-name="P144">fee_scheme_id</text:p>
        </text:list-item>
        <text:list-item>
          <text:p text:style-name="P144">total_paid (computed)</text:p>
        </text:list-item>
        <text:list-item>
          <text:p text:style-name="P144">remaining_balance (computed)</text:p>
        </text:list-item>
        <text:list-item>
          <text:p text:style-name="P144">eligibility_status (derived, not stored)</text:p>
        </text:list-item>
      </text:list>
      <text:p text:style-name="Text_20_body">hii inahesabiwa, haibadilishwi manually.</text:p>
      <text:p text:style-name="Horizontal_20_Line"/>
      <text:h text:style-name="Heading_20_3" text:outline-level="3">5. PaymentSubmission</text:h>
      <text:p text:style-name="Text_20_body">kila receipt ni record huru.</text:p>
      <text:p text:style-name="Text_20_body"><text:span text:style-name="Strong_20_Emphasis">fields</text:span></text:p>
      <text:list text:style-name="L121">
        <text:list-item>
          <text:p text:style-name="P145">submission_id</text:p>
        </text:list-item>
        <text:list-item>
          <text:p text:style-name="P145">student_id</text:p>
        </text:list-item>
        <text:list-item>
          <text:p text:style-name="P145">amount_declared</text:p>
        </text:list-item>
        <text:list-item>
          <text:p text:style-name="P145">payment_date</text:p>
        </text:list-item>
        <text:list-item>
          <text:p text:style-name="P145">payment_channel (bank / wakala / mobile)</text:p>
        </text:list-item>
        <text:list-item>
          <text:p text:style-name="P145">receipt_file_path</text:p>
        </text:list-item>
        <text:list-item>
          <text:p text:style-name="P145">submitted_at</text:p>
        </text:list-item>
      </text:list>
      <text:p text:style-name="Text_20_body">hakuna approval hapa.</text:p>
      <text:p text:style-name="Horizontal_20_Line"/>
      <text:h text:style-name="Heading_20_3" text:outline-level="3"><text:soft-page-break/>6. PaymentDetails (manual entry)</text:h>
      <text:p text:style-name="Text_20_body">hapa student anaandika alichoona kwenye receipt.</text:p>
      <text:p text:style-name="Text_20_body"><text:span text:style-name="Strong_20_Emphasis">fields</text:span></text:p>
      <text:list text:style-name="L122">
        <text:list-item>
          <text:p text:style-name="P146">submission_id</text:p>
        </text:list-item>
        <text:list-item>
          <text:p text:style-name="P146">bank_name</text:p>
        </text:list-item>
        <text:list-item>
          <text:p text:style-name="P146">reference_number</text:p>
        </text:list-item>
        <text:list-item>
          <text:p text:style-name="P146">teller_or_agent</text:p>
        </text:list-item>
        <text:list-item>
          <text:p text:style-name="P146">payer_name</text:p>
        </text:list-item>
        <text:list-item>
          <text:p text:style-name="P146">narrative_text</text:p>
        </text:list-item>
      </text:list>
      <text:p text:style-name="Text_20_body">hii ndiyo sehemu yenye errors nyingi → ndiyo maana validation.</text:p>
      <text:p text:style-name="Horizontal_20_Line"/>
      <text:h text:style-name="Heading_20_3" text:outline-level="3">7. ValidationResult</text:h>
      <text:p text:style-name="Text_20_body">system haikubali au kukataa. inaonyesha consistency.</text:p>
      <text:p text:style-name="Text_20_body"><text:span text:style-name="Strong_20_Emphasis">fields</text:span></text:p>
      <text:list text:style-name="L123">
        <text:list-item>
          <text:p text:style-name="P147">submission_id</text:p>
        </text:list-item>
        <text:list-item>
          <text:p text:style-name="P147">validation_score (0–100)</text:p>
        </text:list-item>
        <text:list-item>
          <text:p text:style-name="P147">flags (missing_amount, unreadable_image, mismatch_name)</text:p>
        </text:list-item>
        <text:list-item>
          <text:p text:style-name="P147">notes (system generated)</text:p>
        </text:list-item>
        <text:list-item>
          <text:p text:style-name="P147">status (clean / suspect)</text:p>
        </text:list-item>
      </text:list>
      <text:p text:style-name="Horizontal_20_Line"/>
      <text:h text:style-name="Heading_20_3" text:outline-level="3">8. FinanceViewEvent</text:h>
      <text:p text:style-name="Text_20_body">hii ndiyo bridge ya feedback.</text:p>
      <text:p text:style-name="Text_20_body"><text:span text:style-name="Strong_20_Emphasis">fields</text:span></text:p>
      <text:list text:style-name="L124">
        <text:list-item>
          <text:p text:style-name="P148">event_id</text:p>
        </text:list-item>
        <text:list-item>
          <text:p text:style-name="P148">submission_id</text:p>
        </text:list-item>
        <text:list-item>
          <text:p text:style-name="P148">event_type (viewed / opened / downloaded)</text:p>
        </text:list-item>
        <text:list-item>
          <text:p text:style-name="P148">timestamp</text:p>
        </text:list-item>
      </text:list>
      <text:p text:style-name="Text_20_body">hakuna jina la finance.</text:p>
      <text:p text:style-name="Horizontal_20_Line"/>
      <text:h text:style-name="Heading_20_3" text:outline-level="3">9. StudentFeedbackState</text:h>
      <text:p text:style-name="Text_20_body">hii ndiyo student anaiona.</text:p>
      <text:p text:style-name="Text_20_body"><text:soft-page-break/><text:span text:style-name="Strong_20_Emphasis">fields</text:span></text:p>
      <text:list text:style-name="L125">
        <text:list-item>
          <text:p text:style-name="P149">submission_id</text:p>
        </text:list-item>
        <text:list-item>
          <text:p text:style-name="P149">state (submitted / in_review / reviewed)</text:p>
        </text:list-item>
        <text:list-item>
          <text:p text:style-name="P149">last_updated</text:p>
        </text:list-item>
      </text:list>
      <text:p text:style-name="Text_20_body">state hubadilika kwa event, sio decision.</text:p>
      <text:p text:style-name="Horizontal_20_Line"/>
      <text:h text:style-name="Heading_20_2" text:outline-level="2">2. MAHUSIANO (logic flow)</text:h>
      <text:list text:style-name="L126">
        <text:list-item>
          <text:p text:style-name="P150">Student → Course → FeeScheme</text:p>
        </text:list-item>
        <text:list-item>
          <text:p text:style-name="P150">Student → StudentFeeAccount</text:p>
        </text:list-item>
        <text:list-item>
          <text:p text:style-name="P150">Student → PaymentSubmission (1-to-many)</text:p>
        </text:list-item>
        <text:list-item>
          <text:p text:style-name="P150">PaymentSubmission → PaymentDetails (1-to-1)</text:p>
        </text:list-item>
        <text:list-item>
          <text:p text:style-name="P150">PaymentSubmission → ValidationResult (1-to-1)</text:p>
        </text:list-item>
        <text:list-item>
          <text:p text:style-name="P150">PaymentSubmission → FinanceViewEvent (1-to-many)</text:p>
        </text:list-item>
        <text:list-item>
          <text:p text:style-name="P150">PaymentSubmission → StudentFeedbackState (1-to-1)</text:p>
        </text:list-item>
      </text:list>
      <text:p text:style-name="Text_20_body">hakuna circular dependency.</text:p>
      <text:p text:style-name="Horizontal_20_Line"/>
      <text:h text:style-name="Heading_20_2" text:outline-level="2">3. EVENT + STATE MODEL (smart part)</text:h>
      <text:h text:style-name="Heading_20_3" text:outline-level="3">flow halisi:</text:h>
      <text:list text:style-name="L127">
        <text:list-item>
          <text:p text:style-name="P151">student submits receipt<text:line-break/>→ PaymentSubmission created<text:line-break/>→ ValidationResult generated<text:line-break/>→ StudentFeedbackState = “submitted”</text:p>
        </text:list-item>
        <text:list-item>
          <text:p text:style-name="P151">finance opens receipt<text:line-break/>→ FinanceViewEvent created<text:line-break/>→ StudentFeedbackState = “in_review”</text:p>
        </text:list-item>
        <text:list-item>
          <text:p text:style-name="P151">finance closes / leaves<text:line-break/>→ StudentFeedbackState = “reviewed”</text:p>
        </text:list-item>
      </text:list>
      <text:p text:style-name="Text_20_body">hakuna approval, hakuna rejection.</text:p>
      <text:p text:style-name="Horizontal_20_Line"/>
      <text:h text:style-name="Heading_20_2" text:outline-level="2">4. kwa nini hii architecture ni imara</text:h>
      <text:list text:style-name="L128">
        <text:list-item>
          <text:p text:style-name="P152">fee rules hubadilika bila kubadilisha history</text:p>
        </text:list-item>
        <text:list-item>
          <text:p text:style-name="P152">validation ni additive, si destructive</text:p>
        </text:list-item>
        <text:list-item>
          <text:p text:style-name="P152"><text:soft-page-break/>finance hawapewi power ya kubadilisha truth</text:p>
        </text:list-item>
        <text:list-item>
          <text:p text:style-name="P152">student ana transparency bila authority</text:p>
        </text:list-item>
      </text:list>
      <text:p text:style-name="Horizontal_20_Line"/>
      <text:h text:style-name="Heading_20_2" text:outline-level="2">5. picha moja ya akili</text:h>
      <text:p text:style-name="Quotations"><text:span text:style-name="Strong_20_Emphasis">system inasimamia ukweli wa taarifa, sio maamuzi ya kifedha</text:span></text:p>
      <text:p text:style-name="Text_20_body">hiyo sentensi ukiielewa, system yako itadumu.</text:p>
      <text:p text:style-name="Horizontal_20_Line"/>
      <text:p text:style-name="Text_20_body">sasa:</text:p>
      <text:list text:style-name="L129">
        <text:list-item>
          <text:p text:style-name="P153">hii entity model iko tayari kwa database design</text:p>
        </text:list-item>
        <text:list-item>
          <text:p text:style-name="P153">iko tayari kwa Python ORM</text:p>
        </text:list-item>
        <text:list-item>
          <text:p text:style-name="P153">iko tayari kupokea NOT-CALM PHASE bila kuipasua</text:p>
        </text:list-item>
      </text:list>
      <text:p text:style-name="Text_20_body">hatua inayofuata (tutafanya kwa kina):</text:p>
      <text:list text:style-name="L130">
        <text:list-item>
          <text:p text:style-name="P154">kuunganisha hii na <text:span text:style-name="Strong_20_Emphasis">examination card logic</text:span></text:p>
        </text:list-item>
        <text:list-item>
          <text:p text:style-name="P154">kuonyesha jinsi NOT-CALM PHASE inatumia entities hizi bila kubadilisha msingi</text:p>
        </text:list-item>
      </text:list>
      <text:p text:style-name="Text_20_body">hapo ndipo system inakuwa “ya kweli”, si wazo.</text:p>
      <text:p text:style-name="P22"/>
      <text:p text:style-name="P20">SWALI:</text:p>
      <text:p text:style-name="P18">okay unganisha na examination card logic then tuidiscuss NOT-CALM PHASE inatumiaje entities hizo bila kubadilisha msingi</text:p>
      <text:p text:style-name="P18"/>
      <text:p text:style-name="P20">JIBU:</text:p>
      <text:p text:style-name="P98">sawa. sasa tunaingia <text:span text:style-name="Strong_20_Emphasis">kwenye sehemu ambayo system nyingi hufa</text:span> kama msingi haukuwa sahihi. bahati nzuri, msingi wetu uko imara, kwa hiyo hatutavunja chochote — tunaongeza tabaka tu.</text:p>
      <text:p text:style-name="Text_20_body">nitafanya mambo mawili:</text:p>
      <text:list text:style-name="L131">
        <text:list-item>
          <text:p text:style-name="P155">nitaunganisha entities tulizochora na <text:span text:style-name="Strong_20_Emphasis">examination card logic</text:span></text:p>
        </text:list-item>
        <text:list-item>
          <text:p text:style-name="P155">nitaonyesha wazi jinsi <text:span text:style-name="Strong_20_Emphasis">NOT-CALM PHASE</text:span> inavyotumia kile kile tulichojenga</text:p>
        </text:list-item>
      </text:list>
      <text:p text:style-name="Text_20_body">hakuna entity mpya nzito, hakuna logic mpya ya kiholela.</text:p>
      <text:p text:style-name="Horizontal_20_Line"/>
      <text:h text:style-name="Heading_20_2" text:outline-level="2">1. ukweli muhimu kabla ya kuunganisha</text:h>
      <text:p text:style-name="Text_20_body"><text:span text:style-name="Strong_20_Emphasis">examination card si ruhusa ya mtihani — ni ushahidi wa uhakiki wa mwisho.</text:span></text:p>
      <text:p text:style-name="Text_20_body">kwa hiyo:</text:p>
      <text:list text:style-name="L132">
        <text:list-item>
          <text:p text:style-name="P156">system haitoi exam card</text:p>
        </text:list-item>
        <text:list-item>
          <text:p text:style-name="P156">system haisemi “you can sit”</text:p>
        </text:list-item>
        <text:list-item>
          <text:p text:style-name="P156"><text:soft-page-break/>system inasaidia finance kuamua <text:span text:style-name="Emphasis">nani</text:span> apatiwe card kwa haraka</text:p>
        </text:list-item>
      </text:list>
      <text:p text:style-name="Text_20_body">hii inalinda mamlaka na inafanya system ikubalike.</text:p>
      <text:p text:style-name="Horizontal_20_Line"/>
      <text:h text:style-name="Heading_20_2" text:outline-level="2">2. examination card inaingizwa wapi kwenye model</text:h>
      <text:p text:style-name="Text_20_body">hatutengenezi “ExamCard” entity nzito mwanzo. tunaanza <text:span text:style-name="Strong_20_Emphasis">lightweight</text:span>.</text:p>
      <text:h text:style-name="Heading_20_3" text:outline-level="3">2.1. ExamEligibilitySnapshot (light entity)</text:h>
      <text:p text:style-name="Text_20_body">hii ni picha ya hali ya mwanafunzi <text:span text:style-name="Emphasis">kwa wakati fulani</text:span>.</text:p>
      <text:p text:style-name="Text_20_body"><text:span text:style-name="Strong_20_Emphasis">fields</text:span></text:p>
      <text:list text:style-name="L133">
        <text:list-item>
          <text:p text:style-name="P157">snapshot_id</text:p>
        </text:list-item>
        <text:list-item>
          <text:p text:style-name="P157">student_id</text:p>
        </text:list-item>
        <text:list-item>
          <text:p text:style-name="P157">fee_scheme_id</text:p>
        </text:list-item>
        <text:list-item>
          <text:p text:style-name="P157">total_paid_at_snapshot</text:p>
        </text:list-item>
        <text:list-item>
          <text:p text:style-name="P157">minimum_required</text:p>
        </text:list-item>
        <text:list-item>
          <text:p text:style-name="P157">eligible (true / false)</text:p>
        </text:list-item>
        <text:list-item>
          <text:p text:style-name="P157">generated_at</text:p>
        </text:list-item>
      </text:list>
      <text:p text:style-name="Text_20_body">hii:</text:p>
      <text:list text:style-name="L134">
        <text:list-item>
          <text:p text:style-name="P158">haisemi student ameruhusiwa</text:p>
        </text:list-item>
        <text:list-item>
          <text:p text:style-name="P158">inaonyesha tu hesabu za wakati huo</text:p>
        </text:list-item>
      </text:list>
      <text:p text:style-name="Horizontal_20_Line"/>
      <text:h text:style-name="Heading_20_2" text:outline-level="2">3. NOT-CALM PHASE inaanza lini?</text:h>
      <text:p text:style-name="Text_20_body">system inaelewa NOT-CALM PHASE kwa <text:span text:style-name="Strong_20_Emphasis">time window</text:span>, sio flag ya mkono.</text:p>
      <text:p text:style-name="Text_20_body">mfano:</text:p>
      <text:list text:style-name="L135">
        <text:list-item>
          <text:p text:style-name="P159">exam_start_date – 14 days → NOT-CALM</text:p>
        </text:list-item>
        <text:list-item>
          <text:p text:style-name="P159">exam_start_date + 3 days → NOT-CALM ends</text:p>
        </text:list-item>
      </text:list>
      <text:p text:style-name="Text_20_body">hii inasomwa kutoka:</text:p>
      <text:list text:style-name="L136">
        <text:list-item>
          <text:p text:style-name="P160">academic calendar (static config)</text:p>
        </text:list-item>
      </text:list>
      <text:p text:style-name="Text_20_body">hakuna mtu anabonyeza “exam mode”.</text:p>
      <text:p text:style-name="Horizontal_20_Line"/>
      <text:h text:style-name="Heading_20_2" text:outline-level="2"><text:soft-page-break/>4. NOT-CALM PHASE inafanya nini tofauti</text:h>
      <text:h text:style-name="Heading_20_3" text:outline-level="3">4.1. system inagenerate snapshots kwa wote</text:h>
      <text:p text:style-name="Text_20_body">kila siku (au kila saa):</text:p>
      <text:list text:style-name="L137">
        <text:list-item>
          <text:p text:style-name="P161">system inapitia StudentFeeAccount</text:p>
        </text:list-item>
        <text:list-item>
          <text:p text:style-name="P161">inahesabu:</text:p>
          <text:list>
            <text:list-item>
              <text:p text:style-name="P161">total_paid</text:p>
            </text:list-item>
            <text:list-item>
              <text:p text:style-name="P161">remaining</text:p>
            </text:list-item>
            <text:list-item>
              <text:p text:style-name="P161">meets minimum_exam_fee</text:p>
            </text:list-item>
          </text:list>
        </text:list-item>
        <text:list-item>
          <text:p text:style-name="P161">inatengeneza ExamEligibilitySnapshot</text:p>
        </text:list-item>
      </text:list>
      <text:p text:style-name="Text_20_body">hii ndiyo list finance wanayotuma kawaida — lakini sasa iko tayari mapema.</text:p>
      <text:p text:style-name="Horizontal_20_Line"/>
      <text:h text:style-name="Heading_20_3" text:outline-level="3">4.2. finance dashboard inabadilika (bila kubadilisha entity)</text:h>
      <text:p text:style-name="Text_20_body">dashboard sasa ina:</text:p>
      <text:list text:style-name="L138">
        <text:list-item>
          <text:p text:style-name="P162">Eligible students</text:p>
        </text:list-item>
        <text:list-item>
          <text:p text:style-name="P162">Almost eligible (e.g. &lt; 10% remaining)</text:p>
        </text:list-item>
        <text:list-item>
          <text:p text:style-name="P162">Not eligible</text:p>
        </text:list-item>
        <text:list-item>
          <text:p text:style-name="P162">Flagged submissions</text:p>
        </text:list-item>
      </text:list>
      <text:p text:style-name="Text_20_body">lakini data ni ile ile tuliyojenga awali.</text:p>
      <text:p text:style-name="Horizontal_20_Line"/>
      <text:h text:style-name="Heading_20_3" text:outline-level="3">4.3. last-minute payments (Sunday / exam morning)</text:h>
      <text:p text:style-name="Text_20_body">hii ndiyo sehemu muhimu sana.</text:p>
      <text:p text:style-name="Text_20_body">student aki-submit receipt:</text:p>
      <text:list text:style-name="L139">
        <text:list-item>
          <text:p text:style-name="P163">PaymentSubmission inaingia</text:p>
        </text:list-item>
        <text:list-item>
          <text:p text:style-name="P163">ValidationResult inaingia</text:p>
        </text:list-item>
        <text:list-item>
          <text:p text:style-name="P163">StudentFeeAccount recalculates</text:p>
        </text:list-item>
        <text:list-item>
          <text:p text:style-name="P163">snapshot mpya inatengenezwa</text:p>
        </text:list-item>
      </text:list>
      <text:p text:style-name="Text_20_body">hakuna anayesubiri finance office kufunguliwa.</text:p>
      <text:p text:style-name="Text_20_body">finance wakija:</text:p>
      <text:list text:style-name="L140">
        <text:list-item>
          <text:p text:style-name="P164">wanaona snapshots updated</text:p>
        </text:list-item>
        <text:list-item>
          <text:p text:style-name="P164">wanachagua kwa macho + uzoefu</text:p>
        </text:list-item>
      </text:list>
      <text:p text:style-name="Horizontal_20_Line"/>
      <text:h text:style-name="Heading_20_2" text:outline-level="2"><text:soft-page-break/>5. examination card printing logic (kwa finance)</text:h>
      <text:p text:style-name="Text_20_body">system inasaidia kwa <text:span text:style-name="Strong_20_Emphasis">filtering</text:span>, sio printing.</text:p>
      <text:p text:style-name="Text_20_body">finance wanaweza:</text:p>
      <text:list text:style-name="L141">
        <text:list-item>
          <text:p text:style-name="P165">kuchuja list:</text:p>
          <text:list>
            <text:list-item>
              <text:p text:style-name="P165">eligible only</text:p>
            </text:list-item>
            <text:list-item>
              <text:p text:style-name="P165">eligible + reviewed receipts</text:p>
            </text:list-item>
          </text:list>
        </text:list-item>
        <text:list-item>
          <text:p text:style-name="P165">ku-export:</text:p>
          <text:list>
            <text:list-item>
              <text:p text:style-name="P165">reg number</text:p>
            </text:list-item>
            <text:list-item>
              <text:p text:style-name="P165">name</text:p>
            </text:list-item>
            <text:list-item>
              <text:p text:style-name="P165">course</text:p>
            </text:list-item>
            <text:list-item>
              <text:p text:style-name="P165">fee status</text:p>
            </text:list-item>
          </text:list>
        </text:list-item>
      </text:list>
      <text:p text:style-name="Text_20_body">printing bado iko kwa system yao ya ndani au manual.</text:p>
      <text:p text:style-name="Horizontal_20_Line"/>
      <text:h text:style-name="Heading_20_2" text:outline-level="2">6. student anaona nini NOT-CALM PHASE</text:h>
      <text:p text:style-name="Text_20_body">student interface haibadiliki sana.</text:p>
      <text:p text:style-name="Text_20_body">anaona:</text:p>
      <text:list text:style-name="L142">
        <text:list-item>
          <text:p text:style-name="P166">“Based on current records, you are on track”</text:p>
        </text:list-item>
        <text:list-item>
          <text:p text:style-name="P166">au “Payment received, review pending”</text:p>
        </text:list-item>
        <text:list-item>
          <text:p text:style-name="P166">au “You are below the required minimum”</text:p>
        </text:list-item>
      </text:list>
      <text:p text:style-name="Text_20_body">hakuna:</text:p>
      <text:list text:style-name="L143">
        <text:list-item>
          <text:p text:style-name="P167">“come for exam”</text:p>
        </text:list-item>
        <text:list-item>
          <text:p text:style-name="P167">“you are blocked”</text:p>
        </text:list-item>
      </text:list>
      <text:p text:style-name="Text_20_body">system haiongei kwa mamlaka.</text:p>
      <text:p text:style-name="Horizontal_20_Line"/>
      <text:h text:style-name="Heading_20_2" text:outline-level="2">7. courses zenye mitihani tofauti (health, CATs, UE)</text:h>
      <text:p text:style-name="Text_20_body">hapa hatubadilishi chochote.</text:p>
      <text:p text:style-name="Text_20_body">sababu:</text:p>
      <text:list text:style-name="L144">
        <text:list-item>
          <text:p text:style-name="P168">FeeScheme tayari ina:</text:p>
          <text:list>
            <text:list-item>
              <text:p text:style-name="P168">minimum_exam_fee</text:p>
            </text:list-item>
            <text:list-item>
              <text:p text:style-name="P168">semester / period</text:p>
            </text:list-item>
          </text:list>
        </text:list-item>
      </text:list>
      <text:p text:style-name="Text_20_body">unaweza kuwa na:</text:p>
      <text:list text:style-name="L145">
        <text:list-item>
          <text:p text:style-name="P169"><text:soft-page-break/>CAT minimum</text:p>
        </text:list-item>
        <text:list-item>
          <text:p text:style-name="P169">UE minimum</text:p>
        </text:list-item>
      </text:list>
      <text:p text:style-name="Text_20_body">kwa kuongeza:</text:p>
      <text:list text:style-name="L146">
        <text:list-item>
          <text:p text:style-name="P170">exam_type field kwenye snapshot (optional)</text:p>
        </text:list-item>
      </text:list>
      <text:p text:style-name="Text_20_body">lakini logic ni ile ile.</text:p>
      <text:p text:style-name="Horizontal_20_Line"/>
      <text:h text:style-name="Heading_20_2" text:outline-level="2">8. kwa nini hii inafanya kazi bila kuvunja msingi</text:h>
      <text:list text:style-name="L147">
        <text:list-item>
          <text:p text:style-name="P171">hakuna entity ya zamani iliyobadilishwa</text:p>
        </text:list-item>
        <text:list-item>
          <text:p text:style-name="P171">hakuna authority mpya iliyoingizwa</text:p>
        </text:list-item>
        <text:list-item>
          <text:p text:style-name="P171">NOT-CALM PHASE ni <text:span text:style-name="Emphasis">mode ya matumizi</text:span>, sio mode ya data</text:p>
        </text:list-item>
      </text:list>
      <text:p text:style-name="Text_20_body">system moja, tabia mbili.</text:p>
      <text:p text:style-name="Horizontal_20_Line"/>
      <text:h text:style-name="Heading_20_2" text:outline-level="2">9. picha ya mwisho ya akili</text:h>
      <text:p text:style-name="Text_20_body">CALM PHASE<text:line-break/>→ system ni kumbukumbu + ukaguzi</text:p>
      <text:p text:style-name="Text_20_body">NOT-CALM PHASE<text:line-break/>→ system ni ramani ya haraka ya ukweli</text:p>
      <text:p text:style-name="Text_20_body">hakuna switch ya hatari.</text:p>
      <text:p text:style-name="Horizontal_20_Line"/>
      <text:p text:style-name="Text_20_body">sasa tumefunga mzunguko:</text:p>
      <text:list text:style-name="L148">
        <text:list-item>
          <text:p text:style-name="P172">fee tracking</text:p>
        </text:list-item>
        <text:list-item>
          <text:p text:style-name="P172">receipt handling</text:p>
        </text:list-item>
        <text:list-item>
          <text:p text:style-name="P172">finance visibility</text:p>
        </text:list-item>
        <text:list-item>
          <text:p text:style-name="P172">examination card assistance</text:p>
        </text:list-item>
        <text:list-item>
          <text:p text:style-name="P172">last-minute chaos control</text:p>
        </text:list-item>
      </text:list>
      <text:p text:style-name="Text_20_body">hatua inayofuata (ukiwa tayari):</text:p>
      <text:list text:style-name="L149">
        <text:list-item>
          <text:p text:style-name="P173">ku-stress test system kwa <text:span text:style-name="Strong_20_Emphasis">edge cases</text:span></text:p>
        </text:list-item>
        <text:list-item>
          <text:p text:style-name="P173">au kuanza ku-translate hii kuwa <text:span text:style-name="Strong_20_Emphasis">database schema + Python models</text:span></text:p>
        </text:list-item>
      </text:list>
      <text:p text:style-name="Text_20_body">hapo ndipo wazo linageuka kuwa chombo.</text:p>
      <text:p text:style-name="P22"/>
      <text:p text:style-name="P20"/>
      <text:p text:style-name="P20"/>
      <text:p text:style-name="P20"/>
      <text:p text:style-name="P20"><text:soft-page-break/>SWALI:</text:p>
      <text:p text:style-name="P18">wait. ngoja nikupe uhalisia wa examination card huku chuo inakuaje.. finance wanaanza kutengeneza examination card kwa wale waliofikia ile minimum mapema(this is usually 7 to 2 days before examinations start). then kwa wale ambao watalipia baadae, basi hawa wataenda kule finance na receipt zao kuverify directly. asa kuna wale ambao kwa bahat mbaya wanachelewa kulipa hiyo minimum fee, hawa mara nyingi wanakumbwa na foleni na pressure kubwa during verifying receipt zao na kupata exam-cards zao kule finance office and hii usually ni 3 days or 2 days or 1 day or the exact morning <text:s/>before examinations start. </text:p>
      <text:p text:style-name="P18"/>
      <text:p text:style-name="P20">JIBU:</text:p>
      <text:p text:style-name="P98">sawa, huu uhalisia unaweka <text:span text:style-name="Strong_20_Emphasis">constraint ya kweli</text:span> kwenye design — na ni mzuri sana. sasa tunaacha “ideal university”, tunaingia <text:span text:style-name="Strong_20_Emphasis">KIUT halisi</text:span>. nitarekebisha mantiki yetu ili iendane <text:span text:style-name="Emphasis">exactly</text:span> na ulivyoeleza, bila kuvunja msingi tuliojenga.</text:p>
      <text:p text:style-name="Horizontal_20_Line"/>
      <text:h text:style-name="Heading_20_2" text:outline-level="2">1. tufanye uhalisia uwe sheria ya system</text:h>
      <text:p text:style-name="Text_20_body">ukweli wa KIUT ni huu:</text:p>
      <text:list text:style-name="L150">
        <text:list-item>
          <text:p text:style-name="P174"><text:span text:style-name="Strong_20_Emphasis">exam cards hutengenezwa mapema</text:span> kwa waliokamilisha minimum</text:p>
        </text:list-item>
        <text:list-item>
          <text:p text:style-name="P174"><text:span text:style-name="Strong_20_Emphasis">late payers hawako kwenye batch ya kwanza</text:span></text:p>
        </text:list-item>
        <text:list-item>
          <text:p text:style-name="P174">late payers lazima:</text:p>
          <text:list>
            <text:list-item>
              <text:p text:style-name="P174">waende finance</text:p>
            </text:list-item>
            <text:list-item>
              <text:p text:style-name="P174">waonyeshe receipt</text:p>
            </text:list-item>
            <text:list-item>
              <text:p text:style-name="P174">wa-verify ana kwa ana</text:p>
            </text:list-item>
            <text:list-item>
              <text:p text:style-name="P174">wapatiwe exam card manually</text:p>
            </text:list-item>
          </text:list>
        </text:list-item>
      </text:list>
      <text:p text:style-name="Text_20_body">hivyo system <text:span text:style-name="Strong_20_Emphasis">haitabadilisha hilo</text:span>.<text:line-break/>system <text:span text:style-name="Strong_20_Emphasis">itaandaa mazingira ya kupunguza msongamano</text:span>, si kuondoa manual process.</text:p>
      <text:p text:style-name="Horizontal_20_Line"/>
      <text:h text:style-name="Heading_20_2" text:outline-level="2">2. system inasaidiaje kwenye hatua ya “mapema” (7–2 days before exam)</text:h>
      <text:p text:style-name="Text_20_body">hapa ndipo NOT-CALM PHASE inaanza kweli.</text:p>
      <text:h text:style-name="Heading_20_3" text:outline-level="3">system inafanya mambo 4 muhimu:</text:h>
      <text:p text:style-name="Text_20_body"><text:span text:style-name="Strong_20_Emphasis">(1) inatengeneza list ya “ready for exam card”</text:span></text:p>
      <text:list text:style-name="L151">
        <text:list-item>
          <text:p text:style-name="P175">kutoka StudentFeeAccount + FeeScheme</text:p>
        </text:list-item>
        <text:list-item>
          <text:p text:style-name="P175">wale ambao:</text:p>
          <text:list>
            <text:list-item>
              <text:p text:style-name="P175">total_paid ≥ minimum_exam_fee</text:p>
            </text:list-item>
            <text:list-item>
              <text:p text:style-name="P175">hawana flags nzito</text:p>
            </text:list-item>
          </text:list>
        </text:list-item>
      </text:list>
      <text:p text:style-name="Text_20_body"><text:soft-page-break/>hii list:</text:p>
      <text:list text:style-name="L152">
        <text:list-item>
          <text:p text:style-name="P176">finance wanaitumia ku-print cards mapema</text:p>
        </text:list-item>
        <text:list-item>
          <text:p text:style-name="P176">hakuna kuangalia receipt tena kwa hawa</text:p>
        </text:list-item>
      </text:list>
      <text:p text:style-name="Text_20_body">👉 hii inapunguza mzigo mkubwa sana.</text:p>
      <text:p text:style-name="Horizontal_20_Line"/>
      <text:p text:style-name="Text_20_body"><text:span text:style-name="Strong_20_Emphasis">(2) inatengeneza list ya “almost there”</text:span></text:p>
      <text:list text:style-name="L153">
        <text:list-item>
          <text:p text:style-name="P177">waliobaki labda 5–20% ya minimum</text:p>
        </text:list-item>
        <text:list-item>
          <text:p text:style-name="P177">au wamelipa lakini receipt haijaonekana</text:p>
        </text:list-item>
      </text:list>
      <text:p text:style-name="Text_20_body">finance wanaweza:</text:p>
      <text:list text:style-name="L154">
        <text:list-item>
          <text:p text:style-name="P178">kutuma tangazo mapema</text:p>
        </text:list-item>
        <text:list-item>
          <text:p text:style-name="P178">au kuwaandaa kisaikolojia hawa students</text:p>
        </text:list-item>
      </text:list>
      <text:p text:style-name="Horizontal_20_Line"/>
      <text:p text:style-name="Text_20_body"><text:span text:style-name="Strong_20_Emphasis">(3) inatengeneza list ya “problematic”</text:span></text:p>
      <text:list text:style-name="L155">
        <text:list-item>
          <text:p text:style-name="P179">flags</text:p>
        </text:list-item>
        <text:list-item>
          <text:p text:style-name="P179">unreadable receipts</text:p>
        </text:list-item>
        <text:list-item>
          <text:p text:style-name="P179">mismatches</text:p>
        </text:list-item>
      </text:list>
      <text:p text:style-name="Text_20_body">hawa:</text:p>
      <text:list text:style-name="L156">
        <text:list-item>
          <text:p text:style-name="P180">wanajulikana mapema</text:p>
        </text:list-item>
        <text:list-item>
          <text:p text:style-name="P180">wanaitwa mapema</text:p>
        </text:list-item>
        <text:list-item>
          <text:p text:style-name="P180">hawangoji siku ya mwisho</text:p>
        </text:list-item>
      </text:list>
      <text:p text:style-name="Horizontal_20_Line"/>
      <text:p text:style-name="Text_20_body"><text:span text:style-name="Strong_20_Emphasis">(4) student side inapata </text:span><text:span text:style-name="Strong_20_Emphasis"><text:span text:style-name="Emphasis">warning mapema</text:span></text:span><text:line-break/>student anaona:</text:p>
      <text:p text:style-name="Quotations">“Based on current records, you are NOT included in the early exam card batch.”</text:p>
      <text:p text:style-name="Text_20_body">hii ni muhimu sana kisaikolojia.<text:line-break/>student ana siku kadhaa kurekebisha.</text:p>
      <text:p text:style-name="Horizontal_20_Line"/>
      <text:h text:style-name="Heading_20_2" text:outline-level="2">3. sasa late payers wanaingiaje (2 days → exam morning)</text:h>
      <text:p text:style-name="Text_20_body">hapa ndipo system <text:span text:style-name="Strong_20_Emphasis">haijaribu kuwa shujaa</text:span>, bali kuwa msaidizi.</text:p>
      <text:h text:style-name="Heading_20_3" text:outline-level="3">scenario ya uhalisia:</text:h>
      <text:p text:style-name="Text_20_body">student analipa:</text:p>
      <text:list text:style-name="L157">
        <text:list-item>
          <text:p text:style-name="P181">Sunday</text:p>
        </text:list-item>
        <text:list-item>
          <text:p text:style-name="P181"><text:soft-page-break/>au exam morning</text:p>
        </text:list-item>
      </text:list>
      <text:p text:style-name="Text_20_body">anachofanya:</text:p>
      <text:list text:style-name="L158">
        <text:list-item>
          <text:p text:style-name="P182">ana-upload receipt</text:p>
        </text:list-item>
        <text:list-item>
          <text:p text:style-name="P182">system inafanya validation ya haraka</text:p>
        </text:list-item>
        <text:list-item>
          <text:p text:style-name="P182">system inarekodi submission time</text:p>
        </text:list-item>
      </text:list>
      <text:h text:style-name="Heading_20_3" text:outline-level="3">finance wakija ofisini:</text:h>
      <text:p text:style-name="Text_20_body">badala ya:</text:p>
      <text:list text:style-name="L159">
        <text:list-item>
          <text:p text:style-name="P183">kuchunguza receipt moja moja kutoka sifuri</text:p>
        </text:list-item>
      </text:list>
      <text:p text:style-name="Text_20_body">wanaona:</text:p>
      <text:list text:style-name="L160">
        <text:list-item>
          <text:p text:style-name="P184">receipt tayari iko</text:p>
        </text:list-item>
        <text:list-item>
          <text:p text:style-name="P184">details tayari ziko</text:p>
        </text:list-item>
        <text:list-item>
          <text:p text:style-name="P184">flags tayari zipo</text:p>
        </text:list-item>
      </text:list>
      <text:p text:style-name="Text_20_body">wanachofanya:</text:p>
      <text:list text:style-name="L161">
        <text:list-item>
          <text:p text:style-name="P185">wanaangalia</text:p>
        </text:list-item>
        <text:list-item>
          <text:p text:style-name="P185">wanafanya uamuzi wa haraka</text:p>
        </text:list-item>
        <text:list-item>
          <text:p text:style-name="P185">wanatoa exam card</text:p>
        </text:list-item>
      </text:list>
      <text:p text:style-name="Text_20_body">👉 foleni inasonga haraka.</text:p>
      <text:p text:style-name="Horizontal_20_Line"/>
      <text:h text:style-name="Heading_20_2" text:outline-level="2">4. muhimu sana: system haitengenezi exam card kwa late payer</text:h>
      <text:p text:style-name="Text_20_body">hii ni mstari mwekundu.</text:p>
      <text:p text:style-name="Text_20_body">system:</text:p>
      <text:list text:style-name="L162">
        <text:list-item>
          <text:p text:style-name="P186">haisemi “umefika”</text:p>
        </text:list-item>
        <text:list-item>
          <text:p text:style-name="P186">haisemi “chukua card”</text:p>
        </text:list-item>
        <text:list-item>
          <text:p text:style-name="P186">haisemi “ingia exam”</text:p>
        </text:list-item>
      </text:list>
      <text:p text:style-name="Text_20_body">system inasema tu:</text:p>
      <text:p text:style-name="Quotations">“Your payment record has been submitted and reviewed.”</text:p>
      <text:p text:style-name="Text_20_body">decision bado iko kwa finance.</text:p>
      <text:p text:style-name="Horizontal_20_Line"/>
      <text:h text:style-name="Heading_20_2" text:outline-level="2"><text:soft-page-break/>5. kwa nini hii design inashughulikia pressure halisi</text:h>
      <text:p text:style-name="Text_20_body">chukulia siku ya mwisho:</text:p>
      <text:list text:style-name="L163">
        <text:list-item>
          <text:p text:style-name="P187">wanafunzi 200 wamechelewa</text:p>
        </text:list-item>
        <text:list-item>
          <text:p text:style-name="P187">bila system:</text:p>
          <text:list>
            <text:list-item>
              <text:p text:style-name="P187">finance wanaanza kusoma receipt kutoka mwanzo</text:p>
            </text:list-item>
          </text:list>
        </text:list-item>
        <text:list-item>
          <text:p text:style-name="P187">na system:</text:p>
          <text:list>
            <text:list-item>
              <text:p text:style-name="P187">receipt tayari iko</text:p>
            </text:list-item>
            <text:list-item>
              <text:p text:style-name="P187">details tayari zipo</text:p>
            </text:list-item>
            <text:list-item>
              <text:p text:style-name="P187">student tayari ameflagiwa kama:</text:p>
              <text:list>
                <text:list-item>
                  <text:p text:style-name="P187">clean</text:p>
                </text:list-item>
                <text:list-item>
                  <text:p text:style-name="P187">suspect</text:p>
                </text:list-item>
                <text:list-item>
                  <text:p text:style-name="P187">unreadable</text:p>
                </text:list-item>
              </text:list>
            </text:list-item>
          </text:list>
        </text:list-item>
      </text:list>
      <text:p text:style-name="Text_20_body">finance wanatumia akili yao pale inapohitajika, si kwa kila mtu.</text:p>
      <text:p text:style-name="Horizontal_20_Line"/>
      <text:h text:style-name="Heading_20_2" text:outline-level="2">6. picha ya akili (very important)</text:h>
      <text:p text:style-name="Text_20_body"><text:span text:style-name="Strong_20_Emphasis">exam card process haibadiliki</text:span><text:line-break/><text:span text:style-name="Strong_20_Emphasis">mzigo wa kazi ndio unapunguzwa</text:span></text:p>
      <text:p text:style-name="Text_20_body">hiyo ndiyo sababu system hii inaweza kukubalika KIUT.</text:p>
      <text:p text:style-name="Horizontal_20_Line"/>
      <text:h text:style-name="Heading_20_2" text:outline-level="2">7. sentensi ya mwisho ya kubeba kichwani</text:h>
      <text:p text:style-name="Quotations">system haiondoi foleni kwa amri — inaondoa foleni kwa maandalizi.</text:p>
      <text:p text:style-name="Horizontal_20_Line"/>
      <text:p text:style-name="Text_20_body">sasa tuko kwenye hatua ya juu sana ya maturity ya wazo.<text:line-break/>hatua inayofuata inaweza kuwa moja ya hizi (wewe chagua mwelekeo):</text:p>
      <text:list text:style-name="L164">
        <text:list-item>
          <text:p text:style-name="P188">ku-stress test <text:span text:style-name="Strong_20_Emphasis">worst-case exam morning</text:span></text:p>
        </text:list-item>
        <text:list-item>
          <text:p text:style-name="P188">kuchora <text:span text:style-name="Strong_20_Emphasis">exact finance workflow day-by-day</text:span></text:p>
        </text:list-item>
        <text:list-item>
          <text:p text:style-name="P188">kuanza <text:span text:style-name="Strong_20_Emphasis">database schema (tables + relations)</text:span></text:p>
        </text:list-item>
        <text:list-item>
          <text:p text:style-name="P188">au kuanza <text:span text:style-name="Strong_20_Emphasis">Python-first implementation strategy</text:span></text:p>
        </text:list-item>
      </text:list>
      <text:p text:style-name="Text_20_body">chochote tutachochagua, msingi hautatikisika.</text:p>
      <text:p text:style-name="P22"/>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9T14:12:59.740623061</meta:creation-date>
    <dc:date>2026-01-31T11:31:02.023436689</dc:date>
    <meta:editing-duration>PT1H5M44S</meta:editing-duration>
    <meta:editing-cycles>3</meta:editing-cycles>
    <meta:generator>LibreOffice/24.2.7.2$Linux_X86_64 LibreOffice_project/420$Build-2</meta:generator>
    <meta:document-statistic meta:table-count="0" meta:image-count="0" meta:object-count="0" meta:page-count="41" meta:paragraph-count="1066" meta:word-count="6159" meta:character-count="38623" meta:non-whitespace-character-count="34034"/>
  </office:meta>
</office:document-meta>
</file>